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text-properties fo:font-weight="normal" style:font-weight-asian="normal" style:font-weight-complex="normal"/>
    </style:style>
    <style:style style:name="P2" style:family="paragraph" style:parent-style-name="Body_20_Text">
      <style:text-properties fo:font-style="normal" style:font-style-asian="normal" style:font-style-complex="normal"/>
    </style:style>
    <style:style style:name="P3" style:family="paragraph" style:parent-style-name="Code">
      <style:text-properties fo:font-style="normal" fo:font-weight="normal" style:font-style-asian="normal" style:font-weight-asian="normal" style:font-style-complex="normal" style:font-weight-complex="normal"/>
    </style:style>
    <style:style style:name="P4" style:family="paragraph" style:parent-style-name="Body_20_Text_20_Cont">
      <style:text-properties fo:font-style="normal" fo:font-weight="normal" style:font-style-asian="normal" style:font-weight-asian="normal" style:font-style-complex="normal" style:font-weight-complex="normal"/>
    </style:style>
    <style:style style:name="P5" style:family="paragraph" style:parent-style-name="Body_20_Text">
      <style:text-properties fo:font-weight="normal" style:font-weight-asian="normal" style:font-weight-complex="normal"/>
    </style:style>
    <style:style style:name="P6" style:family="paragraph" style:parent-style-name="Body_20_Text">
      <style:text-properties fo:font-style="normal" style:font-style-asian="normal" style:font-style-complex="normal"/>
    </style:style>
    <style:style style:name="P7" style:family="paragraph" style:parent-style-name="Body_20_Text">
      <style:text-properties fo:font-weight="bold" style:font-weight-asian="bold" style:font-weight-complex="bold"/>
    </style:style>
    <style:style style:name="P8" style:family="paragraph" style:parent-style-name="Code_20_Single">
      <style:text-properties fo:font-style="normal" style:font-style-asian="normal" style:font-style-complex="normal"/>
    </style:style>
    <style:style style:name="P9" style:family="paragraph" style:parent-style-name="Body_20_Text_20_Cont">
      <style:text-properties fo:font-style="normal" style:font-style-asian="normal" style:font-style-complex="normal"/>
    </style:style>
    <style:style style:name="P10" style:family="paragraph" style:parent-style-name="Body_20_Text_20_Cont">
      <style:text-properties fo:font-weight="bold" style:font-weight-asian="bold" style:font-weight-complex="bold"/>
    </style:style>
    <style:style style:name="P11" style:family="paragraph" style:parent-style-name="Body_20_Text_20_Cont">
      <style:text-properties fo:font-weight="normal" style:font-weight-asian="normal" style:font-weight-complex="normal"/>
    </style:style>
    <style:style style:name="P12" style:family="paragraph" style:parent-style-name="Body_20_Text_20_First">
      <style:text-properties fo:font-weight="normal" style:font-weight-asian="normal" style:font-weight-complex="normal"/>
    </style:style>
    <style:style style:name="P13" style:family="paragraph" style:parent-style-name="Code_20_Last" style:list-style-name="L2"/>
    <style:style style:name="P14" style:family="paragraph" style:parent-style-name="Body_20_Text_20_Cont">
      <style:text-properties fo:font-style="normal" fo:font-weight="normal" style:font-style-asian="normal" style:font-weight-asian="normal" style:font-style-complex="normal" style:font-weight-complex="normal"/>
    </style:style>
    <style:style style:name="P15" style:family="paragraph" style:parent-style-name="Bullet_20_First" style:list-style-name="L1"/>
    <style:style style:name="P16" style:family="paragraph" style:parent-style-name="Bullet_20_First" style:list-style-name="L5"/>
    <style:style style:name="P17" style:family="paragraph" style:parent-style-name="Bullet_20_Last" style:list-style-name="L1"/>
    <style:style style:name="P18" style:family="paragraph" style:parent-style-name="Bullet_20_Last" style:list-style-name="L5"/>
    <style:style style:name="P19" style:family="paragraph" style:parent-style-name="Chapter_20_Number" style:master-page-name="Standard">
      <style:paragraph-properties style:page-number="auto"/>
    </style:style>
    <style:style style:name="P20" style:family="paragraph" style:parent-style-name="Code_20_First" style:list-style-name="L2"/>
    <style:style style:name="P21" style:family="paragraph" style:parent-style-name="Code_20_First" style:list-style-name="L3"/>
    <style:style style:name="P22" style:family="paragraph" style:parent-style-name="Code_20_First" style:list-style-name="L4"/>
    <style:style style:name="P23" style:family="paragraph" style:parent-style-name="Code">
      <style:text-properties fo:font-style="normal" fo:font-weight="normal" style:font-style-asian="normal" style:font-weight-asian="normal" style:font-style-complex="normal" style:font-weight-complex="normal"/>
    </style:style>
    <style:style style:name="P24" style:family="paragraph" style:parent-style-name="Code" style:list-style-name="L2"/>
    <style:style style:name="P25" style:family="paragraph" style:parent-style-name="Code" style:list-style-name="L2"/>
    <style:style style:name="P26" style:family="paragraph" style:parent-style-name="Code" style:list-style-name="L2"/>
    <style:style style:name="P27" style:family="paragraph" style:parent-style-name="Code" style:list-style-name="L2"/>
    <style:style style:name="P28" style:family="paragraph" style:parent-style-name="Code" style:list-style-name="L2"/>
    <style:style style:name="P29" style:family="paragraph" style:parent-style-name="Code" style:list-style-name="L2"/>
    <style:style style:name="P30" style:family="paragraph" style:parent-style-name="Code" style:list-style-name="L2"/>
    <style:style style:name="P31" style:family="paragraph" style:parent-style-name="Code" style:list-style-name="L2"/>
    <style:style style:name="P32" style:family="paragraph" style:parent-style-name="Code" style:list-style-name="L2"/>
    <style:style style:name="P33" style:family="paragraph" style:parent-style-name="Code" style:list-style-name="L2"/>
    <style:style style:name="P34" style:family="paragraph" style:parent-style-name="Code" style:list-style-name="L2"/>
    <style:style style:name="P35" style:family="paragraph" style:parent-style-name="Code" style:list-style-name="L2"/>
    <style:style style:name="P36" style:family="paragraph" style:parent-style-name="Code" style:list-style-name="L2"/>
    <style:style style:name="P37" style:family="paragraph" style:parent-style-name="Code" style:list-style-name="L2"/>
    <style:style style:name="P38" style:family="paragraph" style:parent-style-name="Code" style:list-style-name="L2"/>
    <style:style style:name="P39" style:family="paragraph" style:parent-style-name="Code" style:list-style-name="L2"/>
    <style:style style:name="P40" style:family="paragraph" style:parent-style-name="Code" style:list-style-name="L2"/>
    <style:style style:name="P41" style:family="paragraph" style:parent-style-name="Code" style:list-style-name="L2"/>
    <style:style style:name="P42" style:family="paragraph" style:parent-style-name="Code" style:list-style-name="L2"/>
    <style:style style:name="P43" style:family="paragraph" style:parent-style-name="Code" style:list-style-name="L2"/>
    <style:style style:name="P44" style:family="paragraph" style:parent-style-name="Code" style:list-style-name="L2"/>
    <style:style style:name="P45" style:family="paragraph" style:parent-style-name="Code" style:list-style-name="L2"/>
    <style:style style:name="P46" style:family="paragraph" style:parent-style-name="Code" style:list-style-name="L2"/>
    <style:style style:name="P47" style:family="paragraph" style:parent-style-name="Code" style:list-style-name="L2"/>
    <style:style style:name="P48" style:family="paragraph" style:parent-style-name="Code" style:list-style-name="L2"/>
    <style:style style:name="P49" style:family="paragraph" style:parent-style-name="Code" style:list-style-name="L2"/>
    <style:style style:name="P50" style:family="paragraph" style:parent-style-name="Code" style:list-style-name="L2"/>
    <style:style style:name="P51" style:family="paragraph" style:parent-style-name="Code" style:list-style-name="L2"/>
    <style:style style:name="P52" style:family="paragraph" style:parent-style-name="Code" style:list-style-name="L2"/>
    <style:style style:name="P53" style:family="paragraph" style:parent-style-name="Code" style:list-style-name="L2"/>
    <style:style style:name="P54" style:family="paragraph" style:parent-style-name="Code" style:list-style-name="L2"/>
    <style:style style:name="P55" style:family="paragraph" style:parent-style-name="Code" style:list-style-name="L2"/>
    <style:style style:name="P56" style:family="paragraph" style:parent-style-name="Code" style:list-style-name="L2"/>
    <style:style style:name="P57" style:family="paragraph" style:parent-style-name="Code" style:list-style-name="L2"/>
    <style:style style:name="P58" style:family="paragraph" style:parent-style-name="Code" style:list-style-name="L2"/>
    <style:style style:name="P59" style:family="paragraph" style:parent-style-name="Code" style:list-style-name="L2"/>
    <style:style style:name="P60" style:family="paragraph" style:parent-style-name="Code" style:list-style-name="L3"/>
    <style:style style:name="P61" style:family="paragraph" style:parent-style-name="Code" style:list-style-name="L3"/>
    <style:style style:name="P62" style:family="paragraph" style:parent-style-name="Code" style:list-style-name="L3"/>
    <style:style style:name="P63" style:family="paragraph" style:parent-style-name="Code" style:list-style-name="L3"/>
    <style:style style:name="P64" style:family="paragraph" style:parent-style-name="Code" style:list-style-name="L3"/>
    <style:style style:name="P65" style:family="paragraph" style:parent-style-name="Code" style:list-style-name="L3"/>
    <style:style style:name="P66" style:family="paragraph" style:parent-style-name="Code" style:list-style-name="L3"/>
    <style:style style:name="P67" style:family="paragraph" style:parent-style-name="Code" style:list-style-name="L3"/>
    <style:style style:name="P68" style:family="paragraph" style:parent-style-name="Code" style:list-style-name="L3"/>
    <style:style style:name="P69" style:family="paragraph" style:parent-style-name="Code" style:list-style-name="L3"/>
    <style:style style:name="P70" style:family="paragraph" style:parent-style-name="Code" style:list-style-name="L3"/>
    <style:style style:name="P71" style:family="paragraph" style:parent-style-name="Code" style:list-style-name="L3"/>
    <style:style style:name="P72" style:family="paragraph" style:parent-style-name="Code" style:list-style-name="L3"/>
    <style:style style:name="P73" style:family="paragraph" style:parent-style-name="Code" style:list-style-name="L3"/>
    <style:style style:name="P74" style:family="paragraph" style:parent-style-name="Code" style:list-style-name="L3"/>
    <style:style style:name="P75" style:family="paragraph" style:parent-style-name="Code" style:list-style-name="L3"/>
    <style:style style:name="P76" style:family="paragraph" style:parent-style-name="Code" style:list-style-name="L3"/>
    <style:style style:name="P77" style:family="paragraph" style:parent-style-name="Code" style:list-style-name="L3"/>
    <style:style style:name="P78" style:family="paragraph" style:parent-style-name="Code" style:list-style-name="L3"/>
    <style:style style:name="P79" style:family="paragraph" style:parent-style-name="Code" style:list-style-name="L3"/>
    <style:style style:name="P80" style:family="paragraph" style:parent-style-name="Code" style:list-style-name="L3"/>
    <style:style style:name="P81" style:family="paragraph" style:parent-style-name="Code" style:list-style-name="L3"/>
    <style:style style:name="P82" style:family="paragraph" style:parent-style-name="Code" style:list-style-name="L3"/>
    <style:style style:name="P83" style:family="paragraph" style:parent-style-name="Code" style:list-style-name="L3"/>
    <style:style style:name="P84" style:family="paragraph" style:parent-style-name="Code" style:list-style-name="L3"/>
    <style:style style:name="P85" style:family="paragraph" style:parent-style-name="Code" style:list-style-name="L3"/>
    <style:style style:name="P86" style:family="paragraph" style:parent-style-name="Code" style:list-style-name="L3"/>
    <style:style style:name="P87" style:family="paragraph" style:parent-style-name="Code" style:list-style-name="L3"/>
    <style:style style:name="P88" style:family="paragraph" style:parent-style-name="Code" style:list-style-name="L3"/>
    <style:style style:name="P89" style:family="paragraph" style:parent-style-name="Code" style:list-style-name="L3"/>
    <style:style style:name="P90" style:family="paragraph" style:parent-style-name="Code" style:list-style-name="L3"/>
    <style:style style:name="P91" style:family="paragraph" style:parent-style-name="Code" style:list-style-name="L3"/>
    <style:style style:name="P92" style:family="paragraph" style:parent-style-name="Code" style:list-style-name="L3"/>
    <style:style style:name="P93" style:family="paragraph" style:parent-style-name="Code" style:list-style-name="L3"/>
    <style:style style:name="P94" style:family="paragraph" style:parent-style-name="Code" style:list-style-name="L3"/>
    <style:style style:name="P95" style:family="paragraph" style:parent-style-name="Code" style:list-style-name="L3"/>
    <style:style style:name="P96" style:family="paragraph" style:parent-style-name="Code" style:list-style-name="L3"/>
    <style:style style:name="P97" style:family="paragraph" style:parent-style-name="Code" style:list-style-name="L3"/>
    <style:style style:name="P98" style:family="paragraph" style:parent-style-name="Code" style:list-style-name="L3"/>
    <style:style style:name="P99" style:family="paragraph" style:parent-style-name="Code" style:list-style-name="L3"/>
    <style:style style:name="P100" style:family="paragraph" style:parent-style-name="Code" style:list-style-name="L3"/>
    <style:style style:name="P101" style:family="paragraph" style:parent-style-name="Code" style:list-style-name="L3"/>
    <style:style style:name="P102" style:family="paragraph" style:parent-style-name="Code" style:list-style-name="L3"/>
    <style:style style:name="P103" style:family="paragraph" style:parent-style-name="Code" style:list-style-name="L3"/>
    <style:style style:name="P104" style:family="paragraph" style:parent-style-name="Code" style:list-style-name="L3"/>
    <style:style style:name="P105" style:family="paragraph" style:parent-style-name="Code" style:list-style-name="L3"/>
    <style:style style:name="P106" style:family="paragraph" style:parent-style-name="Code" style:list-style-name="L4"/>
    <style:style style:name="P107" style:family="paragraph" style:parent-style-name="Code" style:list-style-name="L4"/>
    <style:style style:name="P108" style:family="paragraph" style:parent-style-name="Code" style:list-style-name="L4"/>
    <style:style style:name="P109" style:family="paragraph" style:parent-style-name="Code" style:list-style-name="L4"/>
    <style:style style:name="P110" style:family="paragraph" style:parent-style-name="Code" style:list-style-name="L4"/>
    <style:style style:name="P111" style:family="paragraph" style:parent-style-name="Code" style:list-style-name="L4"/>
    <style:style style:name="P112" style:family="paragraph" style:parent-style-name="Code" style:list-style-name="L4"/>
    <style:style style:name="P113" style:family="paragraph" style:parent-style-name="Code" style:list-style-name="L4"/>
    <style:style style:name="P114" style:family="paragraph" style:parent-style-name="Code" style:list-style-name="L4"/>
    <style:style style:name="P115" style:family="paragraph" style:parent-style-name="Code" style:list-style-name="L4"/>
    <style:style style:name="P116" style:family="paragraph" style:parent-style-name="Code" style:list-style-name="L4"/>
    <style:style style:name="P117" style:family="paragraph" style:parent-style-name="Code" style:list-style-name="L4"/>
    <style:style style:name="P118" style:family="paragraph" style:parent-style-name="Code" style:list-style-name="L4"/>
    <style:style style:name="P119" style:family="paragraph" style:parent-style-name="Code" style:list-style-name="L4"/>
    <style:style style:name="P120" style:family="paragraph" style:parent-style-name="Code" style:list-style-name="L4"/>
    <style:style style:name="P121" style:family="paragraph" style:parent-style-name="Code" style:list-style-name="L4"/>
    <style:style style:name="P122" style:family="paragraph" style:parent-style-name="Code" style:list-style-name="L4"/>
    <style:style style:name="P123" style:family="paragraph" style:parent-style-name="Code" style:list-style-name="L4"/>
    <style:style style:name="P124" style:family="paragraph" style:parent-style-name="Code" style:list-style-name="L4"/>
    <style:style style:name="P125" style:family="paragraph" style:parent-style-name="Code" style:list-style-name="L4"/>
    <style:style style:name="P126" style:family="paragraph" style:parent-style-name="Code" style:list-style-name="L4"/>
    <style:style style:name="P127" style:family="paragraph" style:parent-style-name="Code" style:list-style-name="L4"/>
    <style:style style:name="P128" style:family="paragraph" style:parent-style-name="Code" style:list-style-name="L4"/>
    <style:style style:name="P129" style:family="paragraph" style:parent-style-name="Code" style:list-style-name="L4"/>
    <style:style style:name="P130" style:family="paragraph" style:parent-style-name="Code" style:list-style-name="L4"/>
    <style:style style:name="P131" style:family="paragraph" style:parent-style-name="Code" style:list-style-name="L4"/>
    <style:style style:name="P132" style:family="paragraph" style:parent-style-name="Code" style:list-style-name="L4"/>
    <style:style style:name="P133" style:family="paragraph" style:parent-style-name="Code" style:list-style-name="L4"/>
    <style:style style:name="P134" style:family="paragraph" style:parent-style-name="Code" style:list-style-name="L4"/>
    <style:style style:name="P135" style:family="paragraph" style:parent-style-name="Code" style:list-style-name="L4"/>
    <style:style style:name="P136" style:family="paragraph" style:parent-style-name="Code" style:list-style-name="L4"/>
    <style:style style:name="P137" style:family="paragraph" style:parent-style-name="Code" style:list-style-name="L4"/>
    <style:style style:name="P138" style:family="paragraph" style:parent-style-name="Code" style:list-style-name="L4"/>
    <style:style style:name="P139" style:family="paragraph" style:parent-style-name="Code" style:list-style-name="L4"/>
    <style:style style:name="P140" style:family="paragraph" style:parent-style-name="Code" style:list-style-name="L4"/>
    <style:style style:name="P141" style:family="paragraph" style:parent-style-name="Code" style:list-style-name="L4"/>
    <style:style style:name="P142" style:family="paragraph" style:parent-style-name="Code" style:list-style-name="L4"/>
    <style:style style:name="P143" style:family="paragraph" style:parent-style-name="Code" style:list-style-name="L4"/>
    <style:style style:name="P144" style:family="paragraph" style:parent-style-name="Code" style:list-style-name="L4"/>
    <style:style style:name="P145" style:family="paragraph" style:parent-style-name="Code" style:list-style-name="L4"/>
    <style:style style:name="P146" style:family="paragraph" style:parent-style-name="Code" style:list-style-name="L4"/>
    <style:style style:name="P147" style:family="paragraph" style:parent-style-name="Code" style:list-style-name="L4"/>
    <style:style style:name="P148" style:family="paragraph" style:parent-style-name="Code" style:list-style-name="L4"/>
    <style:style style:name="P149" style:family="paragraph" style:parent-style-name="Code" style:list-style-name="L4"/>
    <style:style style:name="P150" style:family="paragraph" style:parent-style-name="Code" style:list-style-name="L4"/>
    <style:style style:name="P151" style:family="paragraph" style:parent-style-name="Code" style:list-style-name="L4"/>
    <style:style style:name="P152" style:family="paragraph" style:parent-style-name="Body_20_Text">
      <style:text-properties fo:font-style="normal" style:font-style-asian="normal" style:font-style-complex="normal"/>
    </style:style>
    <style:style style:name="P153" style:family="paragraph" style:parent-style-name="Body_20_Text">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1">
        <style:list-level-properties text:space-before="0.25in" text:min-label-width="0.25in"/>
      </text:list-level-style-number>
      <text:list-level-style-number text:level="2" style:num-format="1">
        <style:list-level-properties text:space-before="0.5in" text:min-label-width="0.25in"/>
      </text:list-level-style-number>
      <text:list-level-style-number text:level="3" style:num-format="1">
        <style:list-level-properties text:space-before="0.75in" text:min-label-width="0.25in"/>
      </text:list-level-style-number>
      <text:list-level-style-number text:level="4" style:num-format="1">
        <style:list-level-properties text:space-before="1in" text:min-label-width="0.25in"/>
      </text:list-level-style-number>
      <text:list-level-style-number text:level="5" style:num-format="1">
        <style:list-level-properties text:space-before="1.25in" text:min-label-width="0.25in"/>
      </text:list-level-style-number>
      <text:list-level-style-number text:level="6" style:num-format="1">
        <style:list-level-properties text:space-before="1.5in" text:min-label-width="0.25in"/>
      </text:list-level-style-number>
      <text:list-level-style-number text:level="7" style:num-format="1">
        <style:list-level-properties text:space-before="1.75in" text:min-label-width="0.25in"/>
      </text:list-level-style-number>
      <text:list-level-style-number text:level="8" style:num-format="1">
        <style:list-level-properties text:space-before="2in" text:min-label-width="0.25in"/>
      </text:list-level-style-number>
      <text:list-level-style-number text:level="9" style:num-format="1">
        <style:list-level-properties text:space-before="2.25in" text:min-label-width="0.25in"/>
      </text:list-level-style-number>
      <text:list-level-style-number text:level="10" style:num-format="1">
        <style:list-level-properties text:space-before="2.5in" text:min-label-width="0.25in"/>
      </text:list-level-style-number>
    </text:list-style>
    <text:list-style style:name="L3">
      <text:list-level-style-number text:level="1" style:num-format="1">
        <style:list-level-properties text:space-before="0.25in" text:min-label-width="0.25in"/>
      </text:list-level-style-number>
      <text:list-level-style-number text:level="2" style:num-format="1">
        <style:list-level-properties text:space-before="0.5in" text:min-label-width="0.25in"/>
      </text:list-level-style-number>
      <text:list-level-style-number text:level="3" style:num-format="1">
        <style:list-level-properties text:space-before="0.75in" text:min-label-width="0.25in"/>
      </text:list-level-style-number>
      <text:list-level-style-number text:level="4" style:num-format="1">
        <style:list-level-properties text:space-before="1in" text:min-label-width="0.25in"/>
      </text:list-level-style-number>
      <text:list-level-style-number text:level="5" style:num-format="1">
        <style:list-level-properties text:space-before="1.25in" text:min-label-width="0.25in"/>
      </text:list-level-style-number>
      <text:list-level-style-number text:level="6" style:num-format="1">
        <style:list-level-properties text:space-before="1.5in" text:min-label-width="0.25in"/>
      </text:list-level-style-number>
      <text:list-level-style-number text:level="7" style:num-format="1">
        <style:list-level-properties text:space-before="1.75in" text:min-label-width="0.25in"/>
      </text:list-level-style-number>
      <text:list-level-style-number text:level="8" style:num-format="1">
        <style:list-level-properties text:space-before="2in" text:min-label-width="0.25in"/>
      </text:list-level-style-number>
      <text:list-level-style-number text:level="9" style:num-format="1">
        <style:list-level-properties text:space-before="2.25in" text:min-label-width="0.25in"/>
      </text:list-level-style-number>
      <text:list-level-style-number text:level="10" style:num-format="1">
        <style:list-level-properties text:space-before="2.5in" text:min-label-width="0.25in"/>
      </text:list-level-style-number>
    </text:list-style>
    <text:list-style style:name="L4">
      <text:list-level-style-number text:level="1" style:num-format="1">
        <style:list-level-properties text:space-before="0.25in" text:min-label-width="0.25in"/>
      </text:list-level-style-number>
      <text:list-level-style-number text:level="2" style:num-format="1">
        <style:list-level-properties text:space-before="0.5in" text:min-label-width="0.25in"/>
      </text:list-level-style-number>
      <text:list-level-style-number text:level="3" style:num-format="1">
        <style:list-level-properties text:space-before="0.75in" text:min-label-width="0.25in"/>
      </text:list-level-style-number>
      <text:list-level-style-number text:level="4" style:num-format="1">
        <style:list-level-properties text:space-before="1in" text:min-label-width="0.25in"/>
      </text:list-level-style-number>
      <text:list-level-style-number text:level="5" style:num-format="1">
        <style:list-level-properties text:space-before="1.25in" text:min-label-width="0.25in"/>
      </text:list-level-style-number>
      <text:list-level-style-number text:level="6" style:num-format="1">
        <style:list-level-properties text:space-before="1.5in" text:min-label-width="0.25in"/>
      </text:list-level-style-number>
      <text:list-level-style-number text:level="7" style:num-format="1">
        <style:list-level-properties text:space-before="1.75in" text:min-label-width="0.25in"/>
      </text:list-level-style-number>
      <text:list-level-style-number text:level="8" style:num-format="1">
        <style:list-level-properties text:space-before="2in" text:min-label-width="0.25in"/>
      </text:list-level-style-number>
      <text:list-level-style-number text:level="9" style:num-format="1">
        <style:list-level-properties text:space-before="2.25in" text:min-label-width="0.25in"/>
      </text:list-level-style-number>
      <text:list-level-style-number text:level="10"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text:id="ct148839456">
          <text:insertion>
            <office:change-info>
              <dc:creator>Matthew Moodie</dc:creator>
              <dc:date>2008-09-05T18:25:00</dc:date>
            </office:change-info>
          </text:insertion>
        </text:changed-region>
        <text:changed-region text:id="ct148888736">
          <text:deletion>
            <office:change-info>
              <dc:creator>Ray Lischner</dc:creator>
              <dc:date>2008-09-11T23:06:00</dc:date>
            </office:change-info>
            <text:p text:style-name="Body_20_Text_20_Cont">definition</text:p>
          </text:deletion>
        </text:changed-region>
        <text:changed-region text:id="ct148814016">
          <text:insertion>
            <office:change-info>
              <dc:creator>Ray Lischner</dc:creator>
              <dc:date>2008-09-11T23:06:00</dc:date>
            </office:change-info>
          </text:insertion>
        </text:changed-region>
        <text:changed-region text:id="ct149134680">
          <text:deletion>
            <office:change-info>
              <dc:creator>Ray Lischner</dc:creator>
              <dc:date>2008-09-11T23:06:00</dc:date>
            </office:change-info>
            <text:p text:style-name="Body_20_Text_20_Cont">for</text:p>
          </text:deletion>
        </text:changed-region>
        <text:changed-region text:id="ct149004280">
          <text:insertion>
            <office:change-info>
              <dc:creator>Ray Lischner</dc:creator>
              <dc:date>2008-09-11T23:06:00</dc:date>
            </office:change-info>
          </text:insertion>
        </text:changed-region>
        <text:changed-region text:id="ct149192064">
          <text:insertion>
            <office:change-info>
              <dc:creator>Francis Glassborow</dc:creator>
              <dc:date>2007-06-14T10:18:00</dc:date>
            </office:change-info>
          </text:insertion>
        </text:changed-region>
        <text:changed-region text:id="ct-1406081960">
          <text:insertion>
            <office:change-info>
              <dc:creator>Ray Lischner</dc:creator>
              <dc:date>2008-09-14T10:54:00</dc:date>
            </office:change-info>
          </text:insertion>
        </text:changed-region>
        <text:changed-region text:id="ct142171112">
          <text:deletion>
            <office:change-info>
              <dc:creator>Ray Lischner</dc:creator>
              <dc:date>2008-09-14T10:54:00</dc:date>
            </office:change-info>
            <text:p text:style-name="Code">you know what goes here</text:p>
          </text:deletion>
        </text:changed-region>
        <text:changed-region text:id="ct148720360">
          <text:insertion>
            <office:change-info>
              <dc:creator>Francis Glassborow</dc:creator>
              <dc:date>2007-06-14T10:21:00</dc:date>
            </office:change-info>
          </text:insertion>
        </text:changed-region>
        <text:changed-region text:id="ct148768664">
          <text:deletion>
            <office:change-info>
              <dc:creator>Francis Glassborow</dc:creator>
              <dc:date>2007-06-14T10:21:00</dc:date>
            </office:change-info>
            <text:p text:style-name="P1">ther</text:p>
          </text:deletion>
        </text:changed-region>
        <text:changed-region text:id="ct148905568">
          <text:insertion>
            <office:change-info>
              <dc:creator>Francis Glassborow</dc:creator>
              <dc:date>2007-06-14T10:21:00</dc:date>
            </office:change-info>
          </text:insertion>
        </text:changed-region>
        <text:changed-region text:id="ct148819968">
          <text:deletion>
            <office:change-info>
              <dc:creator>Ray Lischner</dc:creator>
              <dc:date>2008-09-11T23:07:00</dc:date>
            </office:change-info>
            <text:p text:style-name="P2"><text:s/>unsigned</text:p>
          </text:deletion>
        </text:changed-region>
        <text:changed-region text:id="ct148517656">
          <text:insertion>
            <office:change-info>
              <dc:creator>Ray Lischner</dc:creator>
              <dc:date>2008-09-11T23:10:00</dc:date>
            </office:change-info>
          </text:insertion>
        </text:changed-region>
        <text:changed-region text:id="ct148553112">
          <text:format-change>
            <office:change-info>
              <dc:creator>Ray Lischner</dc:creator>
              <dc:date>2008-09-11T23:11:00</dc:date>
            </office:change-info>
          </text:format-change>
        </text:changed-region>
        <text:changed-region text:id="ct148698240">
          <text:format-change>
            <office:change-info>
              <dc:creator>Ray Lischner</dc:creator>
              <dc:date>2008-09-11T23:12:00</dc:date>
            </office:change-info>
          </text:format-change>
        </text:changed-region>
        <text:changed-region text:id="ct149204296">
          <text:insertion>
            <office:change-info>
              <dc:creator>Ray Lischner</dc:creator>
              <dc:date>2008-09-11T23:13:00</dc:date>
            </office:change-info>
          </text:insertion>
        </text:changed-region>
        <text:changed-region text:id="ct149211504">
          <text:insertion>
            <office:change-info>
              <dc:creator>Ray Lischner</dc:creator>
              <dc:date>2008-09-11T23:13:00</dc:date>
            </office:change-info>
          </text:insertion>
        </text:changed-region>
        <text:changed-region text:id="ct149204392">
          <text:insertion>
            <office:change-info>
              <dc:creator>Ray Lischner</dc:creator>
              <dc:date>2008-09-11T23:17:00</dc:date>
            </office:change-info>
          </text:insertion>
        </text:changed-region>
        <text:changed-region text:id="ct148707832">
          <text:insertion>
            <office:change-info>
              <dc:creator>Ray Lischner</dc:creator>
              <dc:date>2008-09-11T23:14:00</dc:date>
            </office:change-info>
          </text:insertion>
        </text:changed-region>
        <text:changed-region text:id="ct148705088">
          <text:insertion>
            <office:change-info>
              <dc:creator>Ray Lischner</dc:creator>
              <dc:date>2008-09-11T23:17:00</dc:date>
            </office:change-info>
          </text:insertion>
        </text:changed-region>
        <text:changed-region text:id="ct149211280">
          <text:insertion>
            <office:change-info>
              <dc:creator>Ray Lischner</dc:creator>
              <dc:date>2008-09-11T23:18:00</dc:date>
            </office:change-info>
          </text:insertion>
        </text:changed-region>
        <text:changed-region text:id="ct148713600">
          <text:insertion>
            <office:change-info>
              <dc:creator>Ray Lischner</dc:creator>
              <dc:date>2008-09-11T23:20:00</dc:date>
            </office:change-info>
          </text:insertion>
        </text:changed-region>
        <text:changed-region text:id="ct148714040">
          <text:insertion>
            <office:change-info>
              <dc:creator>Ray Lischner</dc:creator>
              <dc:date>2008-09-11T23:21:00</dc:date>
            </office:change-info>
          </text:insertion>
        </text:changed-region>
        <text:changed-region text:id="ct148711808">
          <text:deletion>
            <office:change-info>
              <dc:creator>Ray Lischner</dc:creator>
              <dc:date>2008-09-13T00:13:00</dc:date>
            </office:change-info>
            <text:p text:style-name="Body_20_Text">By <text:span text:style-name="T1">using</text:span><text:span text:style-name="T2"> the template name, t</text:span></text:p>
          </text:deletion>
        </text:changed-region>
        <text:changed-region text:id="ct148566336">
          <text:insertion>
            <office:change-info>
              <dc:creator>Ray Lischner</dc:creator>
              <dc:date>2008-09-13T00:13:00</dc:date>
            </office:change-info>
          </text:insertion>
        </text:changed-region>
        <text:changed-region text:id="ct148873984">
          <text:deletion>
            <office:change-info>
              <dc:creator>Ray Lischner</dc:creator>
              <dc:date>2008-09-13T00:12:00</dc:date>
            </office:change-info>
            <text:p text:style-name="Body_20_Text"><text:span text:style-name="T2">brings</text:span></text:p>
          </text:deletion>
        </text:changed-region>
        <text:changed-region text:id="ct148712240">
          <text:deletion>
            <office:change-info>
              <dc:creator>Ray Lischner</dc:creator>
              <dc:date>2008-09-13T00:13:00</dc:date>
            </office:change-info>
            <text:p text:style-name="Body_20_Text"><text:span text:style-name="T2"><text:s/>in</text:span></text:p>
          </text:deletion>
        </text:changed-region>
        <text:changed-region text:id="ct148712584">
          <text:insertion>
            <office:change-info>
              <dc:creator>Ray Lischner</dc:creator>
              <dc:date>2008-09-13T00:13:00</dc:date>
            </office:change-info>
          </text:insertion>
        </text:changed-region>
        <text:changed-region text:id="ct148713440">
          <text:deletion>
            <office:change-info>
              <dc:creator>Ray Lischner</dc:creator>
              <dc:date>2008-09-13T00:13:00</dc:date>
            </office:change-info>
            <text:p text:style-name="Body_20_Text"><text:span text:style-name="T2">all </text:span></text:p>
          </text:deletion>
        </text:changed-region>
        <text:changed-region text:id="ct149210664">
          <text:deletion>
            <office:change-info>
              <dc:creator>Ray Lischner</dc:creator>
              <dc:date>2008-09-13T00:13:00</dc:date>
            </office:change-info>
            <text:p text:style-name="Body_20_Text"><text:span text:style-name="T2">th</text:span></text:p>
          </text:deletion>
        </text:changed-region>
        <text:changed-region text:id="ct148716008">
          <text:deletion>
            <office:change-info>
              <dc:creator>Ray Lischner</dc:creator>
              <dc:date>2008-09-13T00:13:00</dc:date>
            </office:change-info>
            <text:p text:style-name="Body_20_Text"><text:span text:style-name="T2">t</text:span></text:p>
          </text:deletion>
        </text:changed-region>
        <text:changed-region text:id="ct148566080">
          <text:insertion>
            <office:change-info>
              <dc:creator>Ray Lischner</dc:creator>
              <dc:date>2008-09-13T00:32:00</dc:date>
            </office:change-info>
          </text:insertion>
        </text:changed-region>
        <text:changed-region text:id="ct148704856">
          <text:insertion>
            <office:change-info>
              <dc:creator>Ray Lischner</dc:creator>
              <dc:date>2008-09-13T00:16:00</dc:date>
            </office:change-info>
          </text:insertion>
        </text:changed-region>
        <text:changed-region text:id="ct148707040">
          <text:insertion>
            <office:change-info>
              <dc:creator>Ray Lischner</dc:creator>
              <dc:date>2008-09-13T00:15:00</dc:date>
            </office:change-info>
          </text:insertion>
        </text:changed-region>
        <text:changed-region text:id="ct148538000">
          <text:deletion>
            <office:change-info>
              <dc:creator>Ray Lischner</dc:creator>
              <dc:date>2008-09-13T00:34:00</dc:date>
            </office:change-info>
            <text:p text:style-name="Body_20_Text_20_Cont"><text:span text:style-name="T2"/></text:p>
            <text:p text:style-name="Body_20_Text">The <text:span text:style-name="Code_20_Inline">fill_data</text:span> function has two <text:span text:style-name="T1">using</text:span> directives. When the compiler sees the name, <text:span text:style-name="Code_20_Inline">sequence</text:span>, it needs to look up the name. It first looks in the local scope, that is, the block that provides the body of the <text:span text:style-name="Code_20_Inline">fill_data</text:span> function. At this point, no local name <text:span text:style-name="Code_20_Inline">sequence</text:span> has been defined (remember, the compiler hasn’t finished with this declaration yet). It then looks in the next outermost scope, which in this case is the global scope. Still no <text:span text:style-name="Code_20_Inline">sequence</text:span>. Because it can’t find the name, the compiler then searches namespaces (details to follow later in the chapter). That’s when it finds <text:span text:style-name="Code_20_Inline">exploring_cpp::sequence</text:span>. The compiler then proceeds normally, instantiating the <text:span text:style-name="Code_20_Inline">exploring_cpp::sequence&lt;int,</text:span> <text:span text:style-name="Code_20_Inline">1,</text:span> <text:span text:style-name="Code_20_Inline">1&gt;</text:span> specialization. (Remember the default template argument for the step.)</text:p>
            <text:p text:style-name="Body_20_Text">Then the compiler needs to look up the name <text:span text:style-name="Code_20_Inline">generate</text:span>. It cannot find the name locally or globally. Nor can it find <text:span text:style-name="Code_20_Inline">exploring_cpp::generate</text:span>, so it looks for <text:span text:style-name="Code_20_Inline">std::generate</text:span>, and finds the standard algorithm.</text:p>
            <text:p text:style-name="Body_20_Text">The next time the compiler see the name <text:span text:style-name="Code_20_Inline">sequence</text:span>, it performs the exact same kind of search. But this time, it finds a local name <text:span text:style-name="Code_20_Inline">sequence</text:span>, so it uses the local name, which is the function object.</text:p>
            <text:p text:style-name="Body_20_Text">The <text:span text:style-name="Code_20_Inline">test_data</text:span> function has several <text:span text:style-name="T1">using</text:span> declarations. Each declaration inserts a name in the local scope: <text:span text:style-name="Code_20_Inline">numrange</text:span>, <text:span text:style-name="Code_20_Inline">find_if</text:span>, <text:span text:style-name="Code_20_Inline">vector</text:span>. Because the local scope now has a class template named <text:span text:style-name="Code_20_Inline">numrange</text:span>, you cannot define an object with the same name. If you were to uncomment the boldface line, the compiler would complain. <text:span text:style-name="T4">Try it and see.</text:span><text:span text:style-name="T5"> When the compiler sees the </text:span><text:span text:style-name="Code_20_Inline"><text:span text:style-name="T5">vector</text:span></text:span><text:span text:style-name="T5"> and </text:span><text:span text:style-name="Code_20_Inline"><text:span text:style-name="T5">find_if</text:span></text:span><text:span text:style-name="T5"> names, it looks them up in the local scope, and finds them. No further searching is necessary.</text:span></text:p>
          </text:deletion>
        </text:changed-region>
        <text:changed-region text:id="ct148537904">
          <text:deletion>
            <office:change-info>
              <dc:creator>Ray Lischner</dc:creator>
              <dc:date>2008-09-13T00:15:00</dc:date>
            </office:change-info>
            <text:p text:style-name="Body_20_Text">#include &lt;algorithm&gt;</text:p>
            <text:p text:style-name="Code">#include &lt;iostream&gt;</text:p>
            <text:p text:style-name="Code">#include &lt;ostream&gt;</text:p>
            <text:p text:style-name="Code"/>
            <text:p text:style-name="Code">#include "data.hpp"</text:p>
            <text:p text:style-name="P3"/>
          </text:deletion>
        </text:changed-region>
        <text:changed-region text:id="ct148537808">
          <text:deletion>
            <office:change-info>
              <dc:creator>Ray Lischner</dc:creator>
              <dc:date>2008-09-13T00:14:00</dc:date>
            </office:change-info>
            <text:p text:style-name="P3">// The following two headers define the exploring_cpp namespace.</text:p>
            <text:p text:style-name="P3"/>
          </text:deletion>
        </text:changed-region>
        <text:changed-region text:id="ct148537712">
          <text:deletion>
            <office:change-info>
              <dc:creator>Ray Lischner</dc:creator>
              <dc:date>2008-09-12T22:23:00</dc:date>
            </office:change-info>
            <text:p text:style-name="P3">#include "sequence.hpp"</text:p>
            <text:p text:style-name="P3"/>
          </text:deletion>
        </text:changed-region>
        <text:changed-region text:id="ct148537616">
          <text:deletion>
            <office:change-info>
              <dc:creator>Ray Lischner</dc:creator>
              <dc:date>2008-09-13T00:14:00</dc:date>
            </office:change-info>
            <text:p text:style-name="P3">#include "numrange.hpp"</text:p>
            <text:p text:style-name="P3"><text:span text:style-name="T6"/></text:p>
          </text:deletion>
        </text:changed-region>
        <text:changed-region text:id="ct148537520">
          <text:deletion>
            <office:change-info>
              <dc:creator>Ray Lischner</dc:creator>
              <dc:date>2008-09-13T00:15:00</dc:date>
            </office:change-info>
            <text:p text:style-name="P3"><text:span text:style-name="T6"/></text:p>
            <text:p text:style-name="Code">void fill_data(std::vector&lt;int&gt;&amp; data)</text:p>
            <text:p text:style-name="Code">{</text:p>
            <text:p text:style-name="Code"><text:s text:c="2"/>using namespace exploring_cpp;</text:p>
            <text:p text:style-name="Code"><text:s text:c="2"/>using namespace std;</text:p>
            <text:p text:style-name="P3"/>
          </text:deletion>
        </text:changed-region>
        <text:changed-region text:id="ct148537424">
          <text:deletion>
            <office:change-info>
              <dc:creator>Ray Lischner</dc:creator>
              <dc:date>2008-09-12T22:23:00</dc:date>
            </office:change-info>
            <text:p text:style-name="P3"><text:s text:c="2"/>sequence&lt;int, 1&gt; sequence;</text:p>
            <text:p text:style-name="P4"/>
          </text:deletion>
        </text:changed-region>
        <text:changed-region text:id="ct148715752">
          <text:deletion>
            <office:change-info>
              <dc:creator>Ray Lischner</dc:creator>
              <dc:date>2008-09-13T00:15:00</dc:date>
            </office:change-info>
            <text:p text:style-name="P4"><text:s text:c="2"/>generate(data.begin(), data.end(), sequence);</text:p>
            <text:p text:style-name="Code">}</text:p>
            <text:p text:style-name="Code"/>
            <text:p text:style-name="Code">/// Return true if @p data contains at least one value in the range [5, 7].</text:p>
            <text:p text:style-name="Code">/// I don’t know why I chose [5, 7]. Feel free to change it to any other range.</text:p>
            <text:p text:style-name="Code">bool test_data(std::vector&lt;int&gt; const&amp; data)</text:p>
            <text:p text:style-name="Code">{</text:p>
            <text:p text:style-name="Code"><text:s text:c="2"/>using exploring_cpp::numrange;</text:p>
            <text:p text:style-name="Code"><text:s text:c="2"/>using std::find_if;</text:p>
            <text:p text:style-name="Code"><text:s text:c="2"/>using std::vector;</text:p>
            <text:p text:style-name="Code"/>
            <text:p text:style-name="Code_20_Bold">// <text:s/>numrange&lt;int, 5, 7&gt; numrange; // Would cause an error.</text:p>
            <text:p text:style-name="Code"><text:s text:c="2"/>vector&lt;int&gt;::const_iterator</text:p>
            <text:p text:style-name="Code"><text:s text:c="6"/>iter(find_if(data.begin(), data.end(), numrange&lt;int, 5, 7&gt;()));</text:p>
            <text:p text:style-name="Code"><text:s text:c="2"/>return iter != data.end();</text:p>
            <text:p text:style-name="Code">}</text:p>
            <text:p text:style-name="Code"/>
            <text:p text:style-name="Code">int main()</text:p>
            <text:p text:style-name="Code">{</text:p>
            <text:p text:style-name="Code"><text:s text:c="2"/>std::vector&lt;int&gt; data(10);</text:p>
            <text:p text:style-name="Code"><text:s text:c="2"/>fill_data(data);</text:p>
            <text:p text:style-name="Code"><text:s text:c="2"/>if (test_data(data))</text:p>
            <text:p text:style-name="Code"><text:s text:c="4"/>std::cout &lt;&lt; "found value in range\n";</text:p>
            <text:p text:style-name="Code"><text:s text:c="2"/>else</text:p>
            <text:p text:style-name="Code"><text:s text:c="4"/>std::cout &lt;&lt; "did not find value\n";</text:p>
            <text:p text:style-name="Code_20_Last">}</text:p>
            <text:p text:style-name="P4"/>
          </text:deletion>
        </text:changed-region>
        <text:changed-region text:id="ct148537328">
          <text:deletion>
            <office:change-info>
              <dc:creator>Ray Lischner</dc:creator>
              <dc:date>2008-09-12T22:23:00</dc:date>
            </office:change-info>
            <text:p text:style-name="P4">Assume that <text:span text:style-name="T1">sequence.hpp</text:span> and <text:span text:style-name="T1">numrange.hpp</text:span> are just like the files you saw in Exploration 48, except that they define their class templates inside the <text:span text:style-name="Code_20_Inline">exploring_cpp</text:span> namespace.</text:p>
          </text:deletion>
        </text:changed-region>
        <text:changed-region text:id="ct148712472">
          <text:format-change>
            <office:change-info>
              <dc:creator>Ray Lischner</dc:creator>
              <dc:date>2008-09-11T23:21:00</dc:date>
            </office:change-info>
          </text:format-change>
        </text:changed-region>
        <text:changed-region text:id="ct149211080">
          <text:insertion>
            <office:change-info>
              <dc:creator>Ray Lischner</dc:creator>
              <dc:date>2008-09-11T23:21:00</dc:date>
            </office:change-info>
          </text:insertion>
        </text:changed-region>
        <text:changed-region text:id="ct148537040">
          <text:insertion>
            <office:change-info>
              <dc:creator>Ray Lischner</dc:creator>
              <dc:date>2008-09-11T23:22:00</dc:date>
            </office:change-info>
          </text:insertion>
        </text:changed-region>
        <text:changed-region text:id="ct148718440">
          <text:deletion>
            <office:change-info>
              <dc:creator>Ray Lischner</dc:creator>
              <dc:date>2008-09-11T23:22:00</dc:date>
            </office:change-info>
            <text:p text:style-name="Body_20_Text_20_First">You </text:p>
          </text:deletion>
        </text:changed-region>
        <text:changed-region text:id="ct148539872">
          <text:insertion>
            <office:change-info>
              <dc:creator>Francis Glassborow</dc:creator>
              <dc:date>2007-06-14T10:23:00</dc:date>
            </office:change-info>
          </text:insertion>
        </text:changed-region>
        <text:changed-region text:id="ct148552264">
          <text:deletion>
            <office:change-info>
              <dc:creator>Ray Lischner</dc:creator>
              <dc:date>2008-09-11T23:22:00</dc:date>
            </office:change-info>
            <text:p text:style-name="Body_20_Text">anonymous</text:p>
          </text:deletion>
        </text:changed-region>
        <text:changed-region text:id="ct148552360">
          <text:insertion>
            <office:change-info>
              <dc:creator>Ray Lischner</dc:creator>
              <dc:date>2008-09-11T23:22:00</dc:date>
            </office:change-info>
          </text:insertion>
        </text:changed-region>
        <text:changed-region text:id="ct148546464">
          <text:insertion>
            <office:change-info>
              <dc:creator>Francis Glassborow</dc:creator>
              <dc:date>2007-06-14T10:24:00</dc:date>
            </office:change-info>
          </text:insertion>
        </text:changed-region>
        <text:changed-region text:id="ct148546368">
          <text:insertion>
            <office:change-info>
              <dc:creator>Ray Lischner</dc:creator>
              <dc:date>2008-09-11T23:22:00</dc:date>
            </office:change-info>
          </text:insertion>
        </text:changed-region>
        <text:changed-region text:id="ct148544720">
          <text:format-change>
            <office:change-info>
              <dc:creator>Ray Lischner</dc:creator>
              <dc:date>2008-09-11T23:22:00</dc:date>
            </office:change-info>
          </text:format-change>
        </text:changed-region>
        <text:changed-region text:id="ct148692592">
          <text:insertion>
            <office:change-info>
              <dc:creator>Francis Glassborow</dc:creator>
              <dc:date>2007-06-14T10:24:00</dc:date>
            </office:change-info>
          </text:insertion>
        </text:changed-region>
        <text:changed-region text:id="ct148697640">
          <text:insertion>
            <office:change-info>
              <dc:creator>Francis Glassborow</dc:creator>
              <dc:date>2007-06-14T10:25:00</dc:date>
            </office:change-info>
          </text:insertion>
        </text:changed-region>
        <text:changed-region text:id="ct148696248">
          <text:insertion>
            <office:change-info>
              <dc:creator>Francis Glassborow</dc:creator>
              <dc:date>2007-06-14T10:26:00</dc:date>
            </office:change-info>
          </text:insertion>
        </text:changed-region>
        <text:changed-region text:id="ct148693440">
          <text:insertion>
            <office:change-info>
              <dc:creator>Francis Glassborow</dc:creator>
              <dc:date>2007-06-14T10:27:00</dc:date>
            </office:change-info>
          </text:insertion>
        </text:changed-region>
        <text:changed-region text:id="ct148690864">
          <text:insertion>
            <office:change-info>
              <dc:creator>Francis Glassborow</dc:creator>
              <dc:date>2007-06-14T10:28:00</dc:date>
            </office:change-info>
          </text:inser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xploration <text:variable-set text:name="chapter" office:value-type="float" office:value="50" style:data-style-name="N0">50</text:variable-set></text:p>
      <text:p text:style-name="Chapter_20_Title">Names and Namespaces</text:p>
      <text:p text:style-name="Body_20_Text_20_First">Almost every name in the standard library starts with <text:span text:style-name="Code_20_Inline">std::</text:span>, and only names in the standard library are permitted to start with <text:span text:style-name="Code_20_Inline">std::</text:span>. For your own names, you can define other prefixes, which is a good idea and an excellent way to avoid name collisions. Libraries and large programs especially benefit from proper partitioning and naming. Templates and names have some complications, however, and this exploration helps clarify the issues.</text:p>
      <text:p text:style-name="Heading_20_1">Namespaces</text:p>
      <text:p text:style-name="Body_20_Text_20_First">The name <text:span text:style-name="Code_20_Inline">std</text:span> is an example of a <text:span text:style-name="T1">namespace</text:span>, which is a C++ term for a named scope. A namespace is a way to keep names organized. When you see a name that starts with <text:span text:style-name="Code_20_Inline">std::</text:span> you know it’s in the standard library. Good third-party libraries use namespaces. The open-source Boost project<text:change-start text:change-id="ct148839456"/> (http://www.boost.org/)<text:change-end text:change-id="ct148839456"/>, for example, uses the <text:span text:style-name="Code_20_Inline">boost</text:span> namespace, to ensure names, such as <text:s/><text:span text:style-name="Code_20_Inline">boost::mem_fun_ref</text:span>, do not interfere with similar names in the standard library, such as <text:span text:style-name="Code_20_Inline">std::mem_fun_ref</text:span>. Applications can take advantage of namespaces, too. For example, different project teams might place their own names in different namespaces, so teams are free to name functions and classes without checking with other teams to avoid clashes. For example, the GUI team might use the namespace <text:span text:style-name="Code_20_Inline">gui</text:span> and define a <text:span text:style-name="Code_20_Inline">gui::tree</text:span> class, which manages a tree widget in a user interface. The database team might use the <text:span text:style-name="Code_20_Inline">db</text:span> namespace, and <text:span text:style-name="Code_20_Inline">db::tree</text:span> might represent a tree data structure, used to store database indexes on disk. A database debugging tool can use both tree classes because there is no clash between <text:span text:style-name="Code_20_Inline">db::tree</text:span> and <text:span text:style-name="Code_20_Inline">gui::tree</text:span>. The namespaces keep the names separate.</text:p>
      <text:p text:style-name="Body_20_Text">To create a namespace and declare namespaces in it, you must define the namespace. A namespace definition begins with the <text:span text:style-name="Code_20_Inline">namespace</text:span> keyword, followed by an optional identifier that names the namespace, followed by declarations within curly braces. Unlike a class definition, a namespace definition does not end with a semicolon after the closing curly brace. All the declarations inside the curly braces are in the scope of the namespace. You must define a namespace outside of any function. Listing <text:variable-get text:name="chapter" office:value-type="float" style:data-style-name="N0">50</text:variable-get>-<text:reference-ref text:reference-format="text" text:ref-name="numeric_rational_code">1</text:reference-ref> defines the namespace <text:span text:style-name="Code_20_Inline">numeric</text:span> and defines the <text:span text:style-name="Code_20_Inline">rational</text:span> class template in the <text:span text:style-name="Code_20_Inline">numeric</text:span> namespace.</text:p>
      <text:p text:style-name="Code_20_Caption"><text:hidden-text text:condition="ooow:" text:string-value=".func" text:is-hidden="true"/>Listing <text:variable-get text:name="chapter" office:value-type="float" style:data-style-name="N0">50</text:variable-get>-<text:reference-mark-start text:name="numeric_rational_code"/><text:sequence text:ref-name="refText0" text:name="Text" text:formula="ooow:Text+1" style:num-format="1">1</text:sequence><text:reference-mark-end text:name="numeric_rational_code"/>. Defining the <text:span text:style-name="Code_20_Inline">rational</text:span> class template in the <text:span text:style-name="Code_20_Inline">numeric</text:span> namespace</text:p>
      <text:p text:style-name="Code_20_First">#ifndef RATIONAL_HPP_</text:p>
      <text:p text:style-name="Code">#define RATIONAL_HPP_</text:p>
      <text:p text:style-name="Code"/>
      <text:p text:style-name="Code">namespace numeric</text:p>
      <text:p text:style-name="Code">{</text:p>
      <text:p text:style-name="Code"><text:s text:c="2"/>template&lt;class T&gt;</text:p>
      <text:p text:style-name="Code"><text:s text:c="2"/>class rational</text:p>
      <text:p text:style-name="Code"><text:s text:c="2"/>{</text:p>
      <text:p text:style-name="Code"><text:s text:c="4"/>// you know what goes here...</text:p>
      <text:p text:style-name="Code"><text:s text:c="2"/>};</text:p>
      <text:p text:style-name="Code"><text:s text:c="2"/>template&lt;class T&gt;</text:p>
      <text:p text:style-name="Code"><text:s text:c="2"/>bool operator==(rational&lt;T&gt; const&amp; a, rational&lt;T&gt; const&amp; b);</text:p>
      <text:p text:style-name="Code"><text:soft-page-break/><text:s text:c="2"/>template&lt;class T&gt;</text:p>
      <text:p text:style-name="Code"><text:s text:c="2"/>rational&lt;T&gt; operator+(rational&lt;T&gt; const&amp; a, rational&lt;T&gt; const&amp; b);</text:p>
      <text:p text:style-name="Code"><text:s text:c="2"/>// and so on...</text:p>
      <text:p text:style-name="Code">}</text:p>
      <text:p text:style-name="Code"/>
      <text:p text:style-name="Code_20_Last">#endif</text:p>
      <text:p text:style-name="Body_20_Text_20_Cont">Namespace definitions can be discontiguous. That is, you can have many separate namespace <text:change text:change-id="ct148888736"/><text:change-start text:change-id="ct148814016"/>block<text:change-end text:change-id="ct148814016"/>s <text:change text:change-id="ct149134680"/><text:change-start text:change-id="ct149004280"/>that all contribute to<text:change-end text:change-id="ct149004280"/> the same namespace<text:change-start text:change-id="ct149192064"/><office:annotation><dc:creator>FWG</dc:creator><dc:date>2007-06-14T00:00:00</dc:date><text:p>I am rather uncomfortable with your terminology. Surely there is a single namespace definition which can be re-opened to add more declarations.</text:p><text:p>A namespace is a scope which can be extended or is discontinuous.</text:p><text:p/><text:p>To put it another way, a namespace definition does not have to be one contiguous piece, nonetheless there is a single definition of a namespace.</text:p><text:p/></office:annotation><text:change-end text:change-id="ct149192064"/>. Multiple header files, therefore, can each define the same namespace, and every definition adds names to the same, common namespace. Listing <text:variable-get text:name="chapter" office:value-type="float" style:data-style-name="N0">50</text:variable-get>-<text:reference-ref text:reference-format="text" text:ref-name="numeric_fixed_code">2</text:reference-ref> illustrates how to define the <text:span text:style-name="Code_20_Inline">fixed</text:span> class template in the same <text:span text:style-name="Code_20_Inline">numeric</text:span> namespace, even in a different header (say, <text:span text:style-name="T1">fixed.hpp</text:span>).</text:p>
      <text:p text:style-name="Code_20_Caption"><text:hidden-text text:condition="ooow:" text:string-value=".func" text:is-hidden="true"/>Listing <text:variable-get text:name="chapter" office:value-type="float" style:data-style-name="N0">50</text:variable-get>-<text:reference-mark-start text:name="numeric_fixed_code"/><text:sequence text:ref-name="refText1" text:name="Text" text:formula="ooow:Text+1" style:num-format="1">2</text:sequence><text:reference-mark-end text:name="numeric_fixed_code"/>. Defining the <text:span text:style-name="Code_20_Inline">fixed</text:span> class template in the <text:span text:style-name="Code_20_Inline">numeric</text:span> namespace</text:p>
      <text:p text:style-name="Code_20_First">#ifndef FIXED_HPP_</text:p>
      <text:p text:style-name="Code">#define FIXED_HPP_</text:p>
      <text:p text:style-name="Code"/>
      <text:p text:style-name="Code">namespace numeric</text:p>
      <text:p text:style-name="Code">{</text:p>
      <text:p text:style-name="Code"><text:s text:c="2"/>template&lt;class T, int N&gt;</text:p>
      <text:p text:style-name="Code"><text:s text:c="2"/>class fixed</text:p>
      <text:p text:style-name="Code"><text:s text:c="2"/>{</text:p>
      <text:p text:style-name="Code"><text:s text:c="4"/>// <text:change-start text:change-id="ct-1406081960"/>copied from Exploration 49<text:change-end text:change-id="ct-1406081960"/><text:change text:change-id="ct142171112"/>...</text:p>
      <text:p text:style-name="Code"><text:s text:c="2"/>};</text:p>
      <text:p text:style-name="Code"><text:s text:c="2"/>template&lt;class T, int N&gt;</text:p>
      <text:p text:style-name="Code"><text:s text:c="2"/>bool operator==(fixed&lt;T,N&gt; const&amp; a, fixed&lt;T,N&gt; const&amp; b);</text:p>
      <text:p text:style-name="Code"><text:s text:c="2"/>template&lt;class T, int N&gt;</text:p>
      <text:p text:style-name="Code"><text:s text:c="2"/>fixed&lt;T,N&gt; operator+(fixed&lt;T,N&gt; const&amp; a, fixed&lt;T,N&gt; const&amp; b);</text:p>
      <text:p text:style-name="Code"><text:s text:c="2"/>// and so on...</text:p>
      <text:p text:style-name="Code">}</text:p>
      <text:p text:style-name="Code"/>
      <text:p text:style-name="Code_20_Last">#endif</text:p>
      <text:p text:style-name="Body_20_Text_20_Cont">Note how the free functions and operators that are associated with the class templates are defined in the same namespace. I’ll explain exactly why later in the chapter, but I wanted to point it out now because it’s very important.</text:p>
      <text:p text:style-name="Body_20_Text">When you declare but don’t define an entity, such as a function, in a namespace, you have a choice for how to define that entity:</text:p>
      <text:list text:style-name="L1">
        <text:list-item>
          <text:p text:style-name="P15">use the same or another namespace definition, and define the entity within the namespace definition, or</text:p>
        </text:list-item>
        <text:list-item>
          <text:p text:style-name="P17">define the entity outside of the namespace, and prefix the entity name with the namespace name and the scope operator (<text:span text:style-name="Code_20_Inline">::</text:span>).</text:p>
        </text:list-item>
      </text:list>
      <text:p text:style-name="Body_20_Text_20_Cont">Listing <text:variable-get text:name="chapter" office:value-type="float" style:data-style-name="N0">50</text:variable-get>-<text:reference-ref text:reference-format="text" text:ref-name="entity_defn_code">3</text:reference-ref> illustrates both styles of definition. (The declarations are in Listings <text:variable-get text:name="chapter" office:value-type="float" style:data-style-name="N0">50</text:variable-get>-<text:reference-ref text:reference-format="text" text:ref-name="numeric_rational_code">1</text:reference-ref> and <text:variable-get text:name="chapter" office:value-type="float" style:data-style-name="N0">50</text:variable-get>-<text:reference-ref text:reference-format="text" text:ref-name="numeric_fixed_code">2</text:reference-ref>.)</text:p>
      <text:p text:style-name="Code_20_Caption"><text:hidden-text text:condition="ooow:" text:string-value=".func" text:is-hidden="true"/>Listing <text:variable-get text:name="chapter" office:value-type="float" style:data-style-name="N0">50</text:variable-get>-<text:reference-mark-start text:name="entity_defn_code"/><text:sequence text:ref-name="refText2" text:name="Text" text:formula="ooow:Text+1" style:num-format="1">3</text:sequence><text:reference-mark-end text:name="entity_defn_code"/>. Defining entities in a namespace</text:p>
      <text:p text:style-name="Code_20_First">namespace numeric</text:p>
      <text:p text:style-name="Code">{</text:p>
      <text:p text:style-name="Code"><text:s text:c="2"/>template&lt;class T&gt;</text:p>
      <text:p text:style-name="Code"><text:soft-page-break/><text:s text:c="2"/>rational&lt;T&gt; operator+(rational&lt;T&gt; const&amp; a, rational&lt;T&gt; const&amp; b)</text:p>
      <text:p text:style-name="Code"><text:s text:c="2"/>{</text:p>
      <text:p text:style-name="Code"><text:s text:c="4"/>rational&lt;T&gt; result(a);</text:p>
      <text:p text:style-name="Code"><text:s text:c="4"/>a += b;</text:p>
      <text:p text:style-name="Code"><text:s text:c="4"/>return a;</text:p>
      <text:p text:style-name="Code"><text:s text:c="2"/>}</text:p>
      <text:p text:style-name="Code">}</text:p>
      <text:p text:style-name="Code"/>
      <text:p text:style-name="Code">template&lt;class T&gt;</text:p>
      <text:p text:style-name="Code">numeric::rational&lt;T&gt; numeric::operator*(rational&lt;T&gt; const&amp; a, rational&lt;T&gt; const&amp; b)</text:p>
      <text:p text:style-name="Code">{</text:p>
      <text:p text:style-name="Code"><text:s text:c="2"/>rational&lt;T&gt; result(a);</text:p>
      <text:p text:style-name="Code"><text:s text:c="2"/>a *= b;</text:p>
      <text:p text:style-name="Code"><text:s text:c="2"/>return a;</text:p>
      <text:p text:style-name="Code_20_Last">}</text:p>
      <text:p text:style-name="Body_20_Text_20_Cont">The first form is straightforward. As always, the definition must follow the declaration. In a header file, you might define an inline function or function template using this syntax.</text:p>
      <text:p text:style-name="Body_20_Text">In the second form, the compiler sees the namespace name (<text:span text:style-name="Code_20_Inline">numeric</text:span>) followed by the scope operator, and knows to look up the subsequent name (<text:span text:style-name="Code_20_Inline">operator*</text:span>) in that namespace. The compiler considers the rest of the function to be in the namespace scope, so you don’t need to specify the namespace name in the remainder of the declaration (that is, the function parameters and the function body). The function’s return type comes before the function name, so it is outside the scope, so you still have to use the namespace name. To avoid ambiguity, you are not allowed to have a namespace and a class with the same name in a single namespace.</text:p>
      <text:p text:style-name="Body_20_Text">When you define a namespace in a header, traditionally, the header contains a single namespace definition, which contains all the necessary declarations and definitions. When you implement functions and other entities in a separate source file, I find it most convenient to write an explicit namespace, and define the functions inside the namespace, but some programmers prefer to omit the namespace definition, and instead use the namespace name and scope operator when defining the entities. An entity name that starts with the namespace name and scope operator is example of a <text:span text:style-name="T1">qualified</text:span> name, that is, a name that explicitly tells the compiler where to look to find the name’s declaration.</text:p>
      <text:p text:style-name="Body_20_Text">The name <text:span text:style-name="Code_20_Inline">rational&lt;int&gt;::value_type</text:span> is qualified because the compiler knows to look up <text:span text:style-name="Code_20_Inline">value_type</text:span> in the class template <text:span text:style-name="Code_20_Inline">rational</text:span>, specified for <text:span text:style-name="Code_20_Inline">int</text:span>. Inside a member function, <text:span text:style-name="Code_20_Inline">this-&gt;value_</text:span> is qualified because it tells the compiler to look up <text:span text:style-name="Code_20_Inline">value_</text:span> as a member of the class or one of its base classes. The name <text:span text:style-name="Code_20_Inline">std::vector</text:span> is a qualified name because the compiler looks up <text:span text:style-name="Code_20_Inline">vector</text:span> in the namespace <text:span text:style-name="Code_20_Inline">std</text:span>. On the other hand, where does the compiler look up the name <text:span text:style-name="Code_20_Inline">std</text:span>? Before I can answer that question, I need to delve into the general subject of nested namespaces.</text:p>
      <text:p text:style-name="Heading_20_1">Nested Namespaces</text:p>
      <text:p text:style-name="Body_20_Text_20_First">Namespaces can nest, that is, you can define a namespace inside a namespace:</text:p>
      <text:p text:style-name="Code_20_First"><text:hidden-text text:condition="ooow:" text:string-value=".func" text:is-hidden="true"/>namespace exploring_cpp</text:p>
      <text:p text:style-name="Code">{</text:p>
      <text:p text:style-name="Code"><text:s text:c="2"/>namespace numeric {</text:p>
      <text:p text:style-name="Code"><text:s text:c="4"/>template&lt;class T&gt; class rational</text:p>
      <text:p text:style-name="Code"><text:s text:c="4"/>{</text:p>
      <text:p text:style-name="Code"><text:soft-page-break/><text:s text:c="6"/>// and so on ...</text:p>
      <text:p text:style-name="Code"><text:s text:c="4"/>};</text:p>
      <text:p text:style-name="Code"><text:s text:c="2"/>}</text:p>
      <text:p text:style-name="Code_20_Last">}</text:p>
      <text:p text:style-name="Body_20_Text_20_Cont">To use a nested namespace, the qualifier lists all the namespaces in order, starting from the outermost namespace, separating each namespace with the scope operator (<text:span text:style-name="Code_20_Inline">::</text:span>):</text:p>
      <text:p text:style-name="Code_20_Single">exploring_cpp::numeric::rational&lt;int&gt; half(1, 2);</text:p>
      <text:p text:style-name="Body_20_Text_20_Cont">A top-level namespace, such as <text:span text:style-name="Code_20_Inline">std</text:span> or <text:span text:style-name="Code_20_Inline">exploring_cpp</text:span>, is actually a nested namespace. Its outer namespace is called the <text:span text:style-name="T1">global namespace</text:span>. All entities that you declare outside of any function are in a namespace: in an explicit namespace or in the global namespace. Thus, names outside of functions are said to be at <text:span text:style-name="T1">namespace scope</text:span><text:span text:style-name="T2">. The phrase </text:span><text:span text:style-name="T1">global scope</text:span><text:span text:style-name="T2"> means names that are declared in the implicit global namespace, that is, outside of any explicit namespace. Qualify global names by prefixing the name with a scope operator:</text:span></text:p>
      <text:p text:style-name="P8">::exploring_cpp::numeric::rational&lt;int&gt; half(1, 2);</text:p>
      <text:p text:style-name="P9">Most programs you read will not use an explicit global scope operator. Instead, programmers tend to rely on the normal C++ rules for looking up names, letting the compiler find global names on its own. So far, every function you’ve written has been global, every call to these functions has been unqualified, and the compiler has never had a problem with the unqualified names. If you have a situation in which a local name hides a global name, you can refer to the global name explicitly. Listing <text:variable-get text:name="chapter" office:value-type="float" style:data-style-name="N0">50</text:variable-get>-<text:reference-ref text:reference-format="text" text:ref-name="std_code">4</text:reference-ref> demonstrates the kind of trouble you can wreak through poor choice of names, and how to use qualified names to extricate yourself.</text:p>
      <text:p text:style-name="Code_20_Caption"><text:hidden-text text:condition="ooow:" text:string-value=".func" text:is-hidden="true"/>Listing <text:variable-get text:name="chapter" office:value-type="float" style:data-style-name="N0">50</text:variable-get>-<text:reference-mark-start text:name="std_code"/><text:sequence text:ref-name="refText3" text:name="Text" text:formula="ooow:Text+1" style:num-format="1">4</text:sequence><text:reference-mark-end text:name="std_code"/>. Coping with conflicting names</text:p>
      <text:list text:style-name="L2">
        <text:list-item>
          <text:p text:style-name="P20">#include &lt;cmath&gt;</text:p>
        </text:list-item>
        <text:list-item>
          <text:p text:style-name="P24">#include &lt;numeric&gt;</text:p>
        </text:list-item>
        <text:list-item>
          <text:p text:style-name="P24">#include &lt;vector&gt;</text:p>
        </text:list-item>
        <text:list-item>
          <text:p text:style-name="P24"/>
        </text:list-item>
        <text:list-item>
          <text:p text:style-name="P24">namespace stats {</text:p>
        </text:list-item>
        <text:list-item>
          <text:p text:style-name="P24"><text:s text:c="2"/>// Really bad name for a functor to compute sum of squares,</text:p>
        </text:list-item>
        <text:list-item>
          <text:p text:style-name="P24"><text:s text:c="2"/>// for use in determining standard deviation.</text:p>
        </text:list-item>
        <text:list-item>
          <text:p text:style-name="P24"><text:s text:c="2"/>class std</text:p>
        </text:list-item>
        <text:list-item>
          <text:p text:style-name="P24"><text:s text:c="2"/>{</text:p>
        </text:list-item>
        <text:list-item>
          <text:p text:style-name="P24"><text:s text:c="2"/>public:</text:p>
        </text:list-item>
        <text:list-item>
          <text:p text:style-name="P24"><text:s text:c="4"/>std(double mean) : mean_(mean) {}</text:p>
        </text:list-item>
        <text:list-item>
          <text:p text:style-name="P24"><text:s text:c="4"/>double operator()(double acc, double x)</text:p>
        </text:list-item>
        <text:list-item>
          <text:p text:style-name="P24"><text:s text:c="4"/>const</text:p>
        </text:list-item>
        <text:list-item>
          <text:p text:style-name="P24"><text:s text:c="4"/>{</text:p>
        </text:list-item>
        <text:list-item>
          <text:p text:style-name="P24"><text:s text:c="6"/>return acc + square(x - mean_);</text:p>
        </text:list-item>
        <text:list-item>
          <text:p text:style-name="P24"><text:s text:c="4"/>}</text:p>
        </text:list-item>
        <text:list-item>
          <text:p text:style-name="P24"><text:s text:c="4"/>double square(double x) const { return x * x; }</text:p>
        </text:list-item>
        <text:list-item>
          <text:p text:style-name="P24"><text:s text:c="2"/>private:</text:p>
        </text:list-item>
        <text:list-item>
          <text:p text:style-name="P24"><text:s text:c="4"/>double mean_;</text:p>
        </text:list-item>
        <text:list-item>
          <text:p text:style-name="P24"><text:s text:c="2"/>};</text:p>
        </text:list-item>
        <text:list-item>
          <text:p text:style-name="P24"/>
        </text:list-item>
        <text:list-item>
          <text:p text:style-name="P24"><text:s text:c="2"/>// Really bad name for a function in the stats namespace.</text:p>
        </text:list-item>
        <text:list-item>
          <text:p text:style-name="P24"><text:s text:c="2"/>// It computes standard deviation.</text:p>
        </text:list-item>
        <text:list-item>
          <text:p text:style-name="P24"><text:s text:c="2"/>double stats(::std::vector&lt;double&gt; const&amp; data)</text:p>
        </text:list-item>
        <text:list-item>
          <text:p text:style-name="P24"><text:s text:c="2"/>{</text:p>
        </text:list-item>
        <text:list-item>
          <text:p text:style-name="P24"><text:s text:c="4"/>double std(0.0); // Really, really bad name for a local variable</text:p>
        </text:list-item>
        <text:list-item>
          <text:p text:style-name="P24"><text:soft-page-break/><text:s text:c="4"/>if (not data.empty())</text:p>
        </text:list-item>
        <text:list-item>
          <text:p text:style-name="P24"><text:s text:c="4"/>{</text:p>
        </text:list-item>
        <text:list-item>
          <text:p text:style-name="P24"><text:s text:c="6"/>double sum(::std::accumulate(data.begin(), data.end(), 0.0));</text:p>
        </text:list-item>
        <text:list-item>
          <text:p text:style-name="P24"><text:s text:c="6"/>double mean(sum / data.size());</text:p>
        </text:list-item>
        <text:list-item>
          <text:p text:style-name="P24"><text:s text:c="6"/>double sumsq(::std::accumulate(data.begin(), data.end(), 0.0,</text:p>
        </text:list-item>
        <text:list-item>
          <text:p text:style-name="P24"><text:s text:c="19"/>stats::std(mean)));</text:p>
        </text:list-item>
        <text:list-item>
          <text:p text:style-name="P24"><text:s text:c="6"/>double variance(sumsq / data.size() - mean * mean);</text:p>
        </text:list-item>
        <text:list-item>
          <text:p text:style-name="P24"><text:s text:c="6"/>std = ::std::sqrt(variance);</text:p>
        </text:list-item>
        <text:list-item>
          <text:p text:style-name="P24"><text:s text:c="4"/>}</text:p>
        </text:list-item>
        <text:list-item>
          <text:p text:style-name="P24"><text:s text:c="4"/>return std;</text:p>
        </text:list-item>
        <text:list-item>
          <text:p text:style-name="P24"><text:s text:c="2"/>}</text:p>
        </text:list-item>
        <text:list-item>
          <text:p text:style-name="P13">}</text:p>
        </text:list-item>
      </text:list>
      <text:p text:style-name="Body_20_Text_20_Cont">The local variable <text:span text:style-name="Code_20_Inline">std</text:span> does not conflict with the namespace of the same name because the compiler is smart enough to know that only class and namespace names can appear on the left-hand side of a scope operator. On the other hand, the class <text:span text:style-name="Code_20_Inline">std</text:span> does conflict, so the use of a bare <text:span text:style-name="Code_20_Inline">std::</text:span> qualifier is ambiguous. You must use <text:span text:style-name="Code_20_Inline">::std</text:span> (for the standard library namespace) or <text:span text:style-name="Code_20_Inline">stats::std</text:span> (for the class). References to the local variable must use a plain <text:span text:style-name="Code_20_Inline">std</text:span>.</text:p>
      <text:p text:style-name="Body_20_Text">The name <text:span text:style-name="Code_20_Inline">stats</text:span> is a function, so it does not conflict with the namespace <text:span text:style-name="Code_20_Inline">stats</text:span>. Therefore, the use of of <text:span text:style-name="Code_20_Inline">stats::std</text:span> is not ambiguous. The <text:span text:style-name="Code_20_Inline">accumulate </text:span>algorithm, by the way, does what its name suggests. It adds all the elements in a range to a starting value, either by invoking the <text:span text:style-name="Code_20_Inline">+</text:span> operator or by calling a binary functor, passing the sum and a value from the range as arguments.</text:p>
      <text:p text:style-name="Body_20_Text"><text:span text:style-name="T4">Remove the global scope operators from </text:span><text:span text:style-name="Code_20_Inline"><text:span text:style-name="T4">::std::accumulate</text:span></text:span><text:span text:style-name="T4"> (lines 29 and 31) to give </text:span><text:span text:style-name="Code_20_Inline"><text:span text:style-name="T4">std::accumulate</text:span></text:span><text:span text:style-name="T4">.</text:span><text:span text:style-name="T5"> Recompile the program. </text:span><text:span text:style-name="T4">What messages does your compiler give you?</text:span></text:p>
      <text:p text:style-name="Body_20_Text_20_First">~LLL</text:p>
      <text:p text:style-name="Body_20_Text_20_First">~LLL</text:p>
      <text:p text:style-name="Body_20_Text_20_First">~LLL</text:p>
      <text:p text:style-name="Body_20_Text">Restore the file to its original form. <text:span text:style-name="T4">Remove the </text:span><text:span text:style-name="Code_20_Inline"><text:span text:style-name="T4">::</text:span></text:span><text:span text:style-name="T4"> qualifier from </text:span><text:span text:style-name="Code_20_Inline"><text:span text:style-name="T4">::std::vector</text:span></text:span><text:span text:style-name="T4"> (line 24). What message does the compiler give you?</text:span></text:p>
      <text:p text:style-name="Body_20_Text_20_First">~LLL</text:p>
      <text:p text:style-name="Body_20_Text_20_First">~LLL</text:p>
      <text:p text:style-name="Body_20_Text_20_First">~LLL</text:p>
      <text:p text:style-name="Body_20_Text">Restore the file to its original form. <text:span text:style-name="T4">Remove the </text:span><text:span text:style-name="Code_20_Inline"><text:span text:style-name="T4">stats::</text:span></text:span><text:span text:style-name="T4"> qualifier from </text:span><text:span text:style-name="Code_20_Inline"><text:span text:style-name="T4">stats::std</text:span></text:span><text:span text:style-name="T4"> (line </text:span></text:p>
      <text:p text:style-name="P7">32). What message does the compiler give you?</text:p>
      <text:p text:style-name="Body_20_Text_20_First">~LLL</text:p>
      <text:p text:style-name="Body_20_Text_20_First">~LLL</text:p>
      <text:p text:style-name="Body_20_Text_20_First">~LLL</text:p>
      <text:p text:style-name="P1">Sane and rational people do not deliberately name a class <text:span text:style-name="Code_20_Inline">std</text:span> in a C++ program, but we all make mistakes. (Maybe you have a class that represents a building element in an architectural CAD system, and you accidentally omitted the letter <text:span text:style-name="Code_20_Inline">u</text:span> from <text:span text:style-name="Code_20_Inline">stud</text:span>.) By seeing the kinds of messages that the compiler issues when it runs into name conflicts, you can better recognize these errors when you accidentally create a name that conflicts with a name invented by a third-party library or another team working on your project.</text:p>
      <text:p text:style-name="P1">Most application programmers don’t need to use the global scope prefix because you can be careful about choosing names that don’t conflict. Library authors, on the other hand, never <text:soft-page-break/>know whe<text:change-start text:change-id="ct148720360"/>re<text:change-end text:change-id="ct148720360"/><text:change text:change-id="ct148768664"/> their code will be used, or what names that code will use. Therefore, cautious library authors always use the global scope prefix.</text:p>
      <text:p text:style-name="Heading_20_1">Global Namespace</text:p>
      <text:p text:style-name="Body_20_Text_20_First">Names that you declare outside of all namespaces are <text:span text:style-name="T1">global</text:span>. In the past, I used global to mean outside of any function, but that was before you knew about namespaces. C++ programmers refer to names declared at <text:span text:style-name="T1">namespace scope</text:span>, which is our way of saying, “outside of any function.” Such a name can be declared in a namespace or outside of any explicit namespace.</text:p>
      <text:p text:style-name="Body_20_Text">A program’s <text:span text:style-name="Code_20_Inline">main</text:span> function must be global. If you define another function named <text:span text:style-name="Code_20_Inline">main</text:span> in a namespace, that <text:span text:style-name="Code_20_Inline">main</text:span> does not interfere with the global <text:span text:style-name="Code_20_Inline">main</text:span>, but it will confuse anyone who reads your program.</text:p>
      <text:p text:style-name="Heading_20_1">The std Namespace</text:p>
      <text:p text:style-name="Body_20_Text_20_First">As you know, the standard library uses the <text:span text:style-name="Code_20_Inline">std</text:span> namespace. You are not allowed to define any names in the <text:span text:style-name="Code_20_Inline">std</text:span> namespace, but you can specialize templates that are defined in <text:span text:style-name="Code_20_Inline">std</text:span>.</text:p>
      <text:p text:style-name="Body_20_Text">The C++ standard library inherits some functions, types, and objects from the C standard library. You can recognize the C-derived headers because their names start with an extra letter <text:span text:style-name="Code_20_Inline">c</text:span>, e.g., <text:span text:style-name="Code_20_Inline">&lt;cmath&gt;</text:span> is the C++ equivalent of the C header <text:span text:style-name="Code_20_Inline">&lt;math.h&gt;</text:span>. Some C names, such as <text:span text:style-name="Code_20_Inline">EOF</text:span>, do not follow namespace rules. These names are usually written in all capital letters to warn you that they are special. You don’t need to concern yourself with the details; just realize that you cannot use the scope operator with these names, and the names are always global. When you look up a name in a language reference, these special names are called <text:span text:style-name="T1">macros</text:span>. (You’ve already seen one example: <text:span text:style-name="Code_20_Inline">assert</text:span>, declared in the <text:span text:style-name="Code_20_Inline">&lt;cassert&gt;</text:span> header.)</text:p>
      <text:p text:style-name="P2">The C++ standard grants some flexibility in how a library implementation inherits the C standard library. In particular, all C names in the <text:span text:style-name="Code_20_Inline">std</text:span> namespace are also reserved in the global namespace. For example, <text:span text:style-name="Code_20_Inline">std::size_t</text:span> is a typedef for an<text:change-start text:change-id="ct148905568"/> <text:change-end text:change-id="ct148905568"/><text:change text:change-id="ct148819968"/><text:change-start text:change-id="ct148517656"/><office:annotation><dc:creator>RL</dc:creator><dc:date>2008-09-11T00:00:00</dc:date><text:p>Yes, the type is unsigned, but the book has not yet introduced unsigned types.</text:p></office:annotation><text:change-end text:change-id="ct148517656"/>integral type that is suitable for representing a size or index. (The choice of integer type depends on the implementation and need not concern us here.) Because <text:span text:style-name="Code_20_Inline">size_t</text:span> comes from the C standard library, the name <text:span text:style-name="Code_20_Inline">::size_t</text:span> is also reserved. Not all implementations will define <text:span text:style-name="Code_20_Inline">::size_t</text:span>, but if a library does, the definition must be identical to <text:span text:style-name="Code_20_Inline">std::size_t</text:span>.</text:p>
      <text:p text:style-name="P2">C function names are reserved, so functions such as <text:span text:style-name="Code_20_Inline">abs</text:span> are also reserved in the global namespace. For example, the C header <text:span text:style-name="Code_20_Inline">&lt;cstdlib&gt;</text:span> declares <text:span text:style-name="Code_20_Inline">std::abs</text:span>, which means the standard library also reserves <text:span text:style-name="Code_20_Inline">::abs</text:span>. Thus, you are not allowed to define your own function <text:span text:style-name="Code_20_Inline">::abs</text:span>, but you can define <text:span text:style-name="Code_20_Inline">abs</text:span> in an explicit namespace. The standard does not guarantee that <text:span text:style-name="Code_20_Inline">::abs</text:span> and <text:span text:style-name="Code_20_Inline">std::abs</text:span> are the same function, the way it does for types. Instead, the standard reserves the global names and prohibits you from using them.</text:p>
      <text:p text:style-name="Body_20_Text"><text:span text:style-name="T2">My recommendation is not to get caught up in which names originate in the C standard library and which are unique to C++. Instead, consider any name in the standard library off-limits. The only exception is when you want to use the same name for the same purpose, but in your own namespace. For example, you might want to overload the </text:span><text:span text:style-name="Code_20_Inline"><text:span text:style-name="T2">abs</text:span></text:span><text:span text:style-name="T2"> function to work with </text:span><text:span text:style-name="Code_20_Inline"><text:span text:style-name="T2">rational</text:span></text:span><text:span text:style-name="T2"> or </text:span><text:span text:style-name="Code_20_Inline"><text:span text:style-name="T2">fixed</text:span></text:span><text:span text:style-name="T2"> objects. Do so in their respective namespaces, along side all the overloaded operators and other free functions.</text:span></text:p>
      <text:p text:style-name="P2">One note of caution, however. Many C++ references omit the C portions of the standard library. As you can see, however, the C portions are most problematic when it comes to name clashes. Thus, make sure your C++ reference is complete<text:span text:style-name="T2"> or supplement your incomplete C++ reference with C library reference.</text:span></text:p>
      <text:p text:style-name="Heading_20_1"><text:soft-page-break/>Using Namespaces</text:p>
      <text:p text:style-name="Body_20_Text_20_First">In order to use any name, the C++ compiler must be able to find it, which means identifying the scope where it is declared. The most direct way to use a name from a namespace, such as <text:span text:style-name="Code_20_Inline">rational</text:span> or <text:span text:style-name="Code_20_Inline">fixed</text:span>, is to use a qualified name, that is, the namespace name as a prefix, e.g., <text:span text:style-name="Code_20_Inline">numeric</text:span>, followed by the scope operator(<text:span text:style-name="Code_20_Inline">::</text:span>):</text:p>
      <text:p text:style-name="Code_20_First">numeric::rational&lt;long&gt; pi_r(80143857L, 25510582L);</text:p>
      <text:p text:style-name="Code_20_Last">numeric::fixed&lt;long, 6&gt; pi_f(3, 141593);</text:p>
      <text:p text:style-name="Body_20_Text_20_Cont">When the compiler sees the namespace name and the double colons (<text:span text:style-name="Code_20_Inline">::</text:span>), it knows to look up the subsequent name in that namespace. There is no chance of a collision with the same entity name in a different namespace.</text:p>
      <text:p text:style-name="Body_20_Text">Sometimes, however, you end up using the namespace a lot, and brevity becomes a virtue. The next two sections describe a couple of options.</text:p>
      <text:p text:style-name="Heading_20_2">The <text:change-start text:change-id="ct148553112"/><text:span text:style-name="T1">using</text:span><text:change-end text:change-id="ct148553112"/> Directive</text:p>
      <text:p text:style-name="Body_20_Text_20_First">You’ve seen a <text:span text:style-name="T1">using directive</text:span> before:</text:p>
      <text:p text:style-name="Code_20_Single">using namespace std;</text:p>
      <text:p text:style-name="Body_20_Text_20_Cont">The syntax is: the <text:span text:style-name="Code_20_Inline">using</text:span> keyword, the <text:span text:style-name="Code_20_Inline">namespace</text:span> keyword, and a namespace name. A <text:span text:style-name="T1">using</text:span> directive tells the compiler to treat all the names in the namespace as though they were global. (The precise rule is slightly more complicated. Unless you have a nested hierarchy of namespaces, however, the simplification is accurate.) You can list multiple <text:span text:style-name="T1">using</text:span> directives, but you run the risk of introducing name collisions among the namespaces. A <text:span text:style-name="T1">using</text:span> directive applies to the scope in which you place it. Because it can have a big impact on name lookup, restrict <text:span text:style-name="T1">using</text:span> directives to the narrowest scope you can, typically an inner block.</text:p>
      <text:p text:style-name="Body_20_Text">Although a <text:span text:style-name="T1">using</text:span> directive has its advantages, and I use them in this book, you must be careful. They hinder the key advantage of namespaces: avoidance of name collisions. Names in different namespaces don’t ordinarily collide, but if you try to mix namespaces that declare a common name, the compiler will complain.</text:p>
      <text:p text:style-name="Body_20_Text">If you are careless with <text:span text:style-name="T1">using</text:span> directives, you might accidentally use a name from the wrong namespace. If you’re lucky, the compiler will tell you about your mistake because your code uses the wrong name in a way that violates language rules. If you aren’t lucky, the wrong name will coincidentally have the same syntax, and you won’t notice your mistake until much, much later.</text:p>
      <text:p text:style-name="Body_20_Text">Never place a <text:span text:style-name="T1">using</text:span> directive in a header. That ruins namespaces for everyone who includes your header. Keep <text:span text:style-name="T1">using</text:span> directives as local as possible, in the smallest scope possible.</text:p>
      <text:p text:style-name="Body_20_Text">In general, I try to avoid <text:span text:style-name="T1">using</text:span> directives. You should get used to reading fully qualified names. On the other hand, sometimes, long names interfere with easy comprehension of complicated code. Rarely do I use more than one <text:span text:style-name="T1">using</text:span> directive in the same scope. So far, the only times I’ve ever done so is when all the namespaces are defined by the same library, so I know they work together, and I won’t run into naming problems. <text:span text:style-name="T2">Listing</text:span> <text:variable-get text:name="chapter" office:value-type="float" style:data-style-name="N0">50</text:variable-get>-<text:reference-ref text:reference-format="text" text:ref-name="using_directive_code">5</text:reference-ref> illustrates how <text:span text:style-name="T1">using</text:span> directives work.</text:p>
      <text:p text:style-name="Code_20_Caption"><text:hidden-text text:condition="ooow:" text:string-value=".cxx" text:is-hidden="true"/>Listing <text:variable-get text:name="chapter" office:value-type="float" style:data-style-name="N0">50</text:variable-get>-<text:reference-mark-start text:name="using_directive_code"/><text:sequence text:ref-name="refText4" text:name="Text" text:formula="ooow:Text+1" style:num-format="1">5</text:sequence><text:reference-mark-end text:name="using_directive_code"/>. Examples of <text:span text:style-name="T2">using</text:span> directives</text:p>
      <text:list text:style-name="L3">
        <text:list-item>
          <text:p text:style-name="P21">#include &lt;iostream&gt;</text:p>
        </text:list-item>
        <text:list-item>
          <text:p text:style-name="P60">#include &lt;ostream&gt;</text:p>
        </text:list-item>
        <text:list-item>
          <text:p text:style-name="P60"><text:soft-page-break/></text:p>
        </text:list-item>
        <text:list-item>
          <text:p text:style-name="P60">void print(int i)</text:p>
        </text:list-item>
        <text:list-item>
          <text:p text:style-name="P60">{</text:p>
        </text:list-item>
        <text:list-item>
          <text:p text:style-name="P60"><text:s text:c="2"/>std::cout &lt;&lt; "int: " &lt;&lt; i &lt;&lt; '\n';</text:p>
        </text:list-item>
        <text:list-item>
          <text:p text:style-name="P60">}</text:p>
        </text:list-item>
        <text:list-item>
          <text:p text:style-name="P60"/>
        </text:list-item>
        <text:list-item>
          <text:p text:style-name="P60">namespace labeled</text:p>
        </text:list-item>
        <text:list-item>
          <text:p text:style-name="P60">{</text:p>
        </text:list-item>
        <text:list-item>
          <text:p text:style-name="P60"><text:s text:c="2"/>void print(double d)</text:p>
        </text:list-item>
        <text:list-item>
          <text:p text:style-name="P60"><text:s text:c="2"/>{</text:p>
        </text:list-item>
        <text:list-item>
          <text:p text:style-name="P60"><text:s text:c="4"/>std::cout &lt;&lt; "double: " &lt;&lt; d &lt;&lt; '\n';</text:p>
        </text:list-item>
        <text:list-item>
          <text:p text:style-name="P60"><text:s text:c="2"/>}</text:p>
        </text:list-item>
        <text:list-item>
          <text:p text:style-name="P60">}</text:p>
        </text:list-item>
        <text:list-item>
          <text:p text:style-name="P60"/>
        </text:list-item>
        <text:list-item>
          <text:p text:style-name="P60">namespace simple</text:p>
        </text:list-item>
        <text:list-item>
          <text:p text:style-name="P60">{</text:p>
        </text:list-item>
        <text:list-item>
          <text:p text:style-name="P60"><text:s text:c="2"/>void print(int i)</text:p>
        </text:list-item>
        <text:list-item>
          <text:p text:style-name="P60"><text:s text:c="2"/>{</text:p>
        </text:list-item>
        <text:list-item>
          <text:p text:style-name="P60"><text:s text:c="4"/>std::cout &lt;&lt; i &lt;&lt; '\n';</text:p>
        </text:list-item>
        <text:list-item>
          <text:p text:style-name="P60"><text:s text:c="2"/>}</text:p>
        </text:list-item>
        <text:list-item>
          <text:p text:style-name="P60"><text:s text:c="2"/>void print(double d)</text:p>
        </text:list-item>
        <text:list-item>
          <text:p text:style-name="P60"><text:s text:c="2"/>{</text:p>
        </text:list-item>
        <text:list-item>
          <text:p text:style-name="P60"><text:s text:c="4"/>std::cout &lt;&lt; d &lt;&lt; '\n';</text:p>
        </text:list-item>
        <text:list-item>
          <text:p text:style-name="P60"><text:s text:c="2"/>}</text:p>
        </text:list-item>
        <text:list-item>
          <text:p text:style-name="P60">}</text:p>
        </text:list-item>
        <text:list-item>
          <text:p text:style-name="P60"/>
        </text:list-item>
        <text:list-item>
          <text:p text:style-name="P60">void test_simple()</text:p>
        </text:list-item>
        <text:list-item>
          <text:p text:style-name="P60">{</text:p>
        </text:list-item>
        <text:list-item>
          <text:p text:style-name="P60"><text:s text:c="2"/>using namespace simple;</text:p>
        </text:list-item>
        <text:list-item>
          <text:p text:style-name="P60"><text:s text:c="2"/>print(42); <text:s text:c="15"/>// ???</text:p>
        </text:list-item>
        <text:list-item>
          <text:p text:style-name="P60"><text:s text:c="2"/>print(3.14159); <text:s text:c="10"/>// finds simple::print(double)</text:p>
        </text:list-item>
        <text:list-item>
          <text:p text:style-name="P60">}</text:p>
        </text:list-item>
        <text:list-item>
          <text:p text:style-name="P60"/>
        </text:list-item>
        <text:list-item>
          <text:p text:style-name="P60">void test_labeled()</text:p>
        </text:list-item>
        <text:list-item>
          <text:p text:style-name="P60">{</text:p>
        </text:list-item>
        <text:list-item>
          <text:p text:style-name="P60"><text:s text:c="2"/>using namespace labeled;</text:p>
        </text:list-item>
        <text:list-item>
          <text:p text:style-name="P60"><text:s text:c="2"/>print(42); <text:s text:c="15"/>// find ::print(int)</text:p>
        </text:list-item>
        <text:list-item>
          <text:p text:style-name="P60"><text:s text:c="2"/>print(3.14159); <text:s text:c="10"/>// finds labeled::print(double)</text:p>
        </text:list-item>
        <text:list-item>
          <text:p text:style-name="P60">}</text:p>
        </text:list-item>
        <text:list-item>
          <text:p text:style-name="P60"/>
        </text:list-item>
        <text:list-item>
          <text:p text:style-name="P60">int main()</text:p>
        </text:list-item>
        <text:list-item>
          <text:p text:style-name="P60">{</text:p>
        </text:list-item>
        <text:list-item>
          <text:p text:style-name="P60"><text:s text:c="2"/>test_simple();</text:p>
        </text:list-item>
        <text:list-item>
          <text:p text:style-name="P60"><text:s text:c="2"/>test_labeled();</text:p>
        </text:list-item>
        <text:list-item>
          <text:p text:style-name="P60">}</text:p>
        </text:list-item>
      </text:list>
      <text:p text:style-name="P10">What will happen if you try to compile Listing <text:variable-get text:name="chapter" office:value-type="float" style:data-style-name="N0">50</text:variable-get>-<text:reference-ref text:reference-format="text" text:ref-name="using_directive_code">5</text:reference-ref>?</text:p>
      <text:p text:style-name="Body_20_Text_20_First">~LLL</text:p>
      <text:p text:style-name="Body_20_Text_20_First">~LLL</text:p>
      <text:p text:style-name="Body_20_Text_20_First">~LLL</text:p>
      <text:p text:style-name="Body_20_Text">The error is on line 32. The <text:span text:style-name="T1">using</text:span> directive effectively merges the <text:span text:style-name="Code_20_Inline">simple</text:span> namespace with the global namespace. Thus, you now have two functions named <text:span text:style-name="Code_20_Inline">print</text:span> that take a single <text:span text:style-name="Code_20_Inline">int</text:span> <text:soft-page-break/>argument, and the compiler doesn’t know which one you want. Fix the problem by qualifying the call to <text:span text:style-name="Code_20_Inline">print(42)</text:span> on line 32 so it calls the function in the <text:span text:style-name="Code_20_Inline">simple</text:span> namespace. <text:span text:style-name="T4">What do you expect as the program output?</text:span></text:p>
      <text:p text:style-name="Body_20_Text_20_First">~LLL</text:p>
      <text:p text:style-name="Body_20_Text_20_First">~LLL</text:p>
      <text:p text:style-name="Body_20_Text_20_First">~LLL</text:p>
      <text:p text:style-name="Body_20_Text_20_First">~LLL</text:p>
      <text:p text:style-name="P1">Try it. Make sure you get what you expect. Line 32 should now look like this:</text:p>
      <text:p text:style-name="Code_20_Single">simple::print(42);</text:p>
      <text:p text:style-name="Heading_20_2">The <text:change-start text:change-id="ct148698240"/><text:span text:style-name="T1">using</text:span><text:change-end text:change-id="ct148698240"/> Declaration</text:p>
      <text:p text:style-name="Body_20_Text_20_First">More specific, and therefore less dangerous, than a <text:span text:style-name="T1">using</text:span> directive is a <text:span text:style-name="T1">using declaration</text:span>. A <text:span text:style-name="T1">using</text:span> declaration imports a single name from another namespace into a local scope:</text:p>
      <text:p text:style-name="Code_20_Single">using numeric::rational;</text:p>
      <text:p text:style-name="Body_20_Text_20_Cont">A <text:span text:style-name="T1">using</text:span><text:span text:style-name="T2"> declaration adds the name to the local scope, as though you had declared it explicitly. Thus, w</text:span>ithin the scope where you place the <text:span text:style-name="T1">using</text:span> declaration, you can use the declared name without qualification (e.g., <text:span text:style-name="Code_20_Inline">rational</text:span>). Listing <text:variable-get text:name="chapter" office:value-type="float" style:data-style-name="N0">50</text:variable-get>-<text:reference-ref text:reference-format="text" text:ref-name="using_declarations_code">6</text:reference-ref> shows how <text:span text:style-name="T1">using</text:span> declarations help avoid the problems you encountered with <text:span text:style-name="T1">using</text:span> directives in Listing <text:span text:style-name="T5"><text:variable-get text:name="chapter" office:value-type="float" style:data-style-name="N0">50</text:variable-get></text:span><text:span text:style-name="T5">-</text:span><text:span text:style-name="T5"><text:reference-ref text:reference-format="text" text:ref-name="using_directive_code">5</text:reference-ref></text:span><text:span text:style-name="T5">.</text:span></text:p>
      <text:p text:style-name="Code_20_Caption">Listing <text:variable-get text:name="chapter" office:value-type="float" style:data-style-name="N0">50</text:variable-get>-<text:reference-mark-start text:name="using_declarations_code"/><text:sequence text:ref-name="refText5" text:name="Text" text:formula="ooow:Text+1" style:num-format="1">6</text:sequence><text:reference-mark-end text:name="using_declarations_code"/>. Examples of using declarations </text:p>
      <text:list text:style-name="L4">
        <text:list-item>
          <text:p text:style-name="P22">#include &lt;iostream&gt;</text:p>
        </text:list-item>
        <text:list-item>
          <text:p text:style-name="P106">#include &lt;ostream&gt;</text:p>
        </text:list-item>
        <text:list-item>
          <text:p text:style-name="P106"/>
        </text:list-item>
        <text:list-item>
          <text:p text:style-name="P106">void print(int i)</text:p>
        </text:list-item>
        <text:list-item>
          <text:p text:style-name="P106">{</text:p>
        </text:list-item>
        <text:list-item>
          <text:p text:style-name="P106"><text:s text:c="2"/>std::cout &lt;&lt; "int: " &lt;&lt; i &lt;&lt; '\n';</text:p>
        </text:list-item>
        <text:list-item>
          <text:p text:style-name="P106">}</text:p>
        </text:list-item>
        <text:list-item>
          <text:p text:style-name="P106"/>
        </text:list-item>
        <text:list-item>
          <text:p text:style-name="P106">namespace labeled</text:p>
        </text:list-item>
        <text:list-item>
          <text:p text:style-name="P106">{</text:p>
        </text:list-item>
        <text:list-item>
          <text:p text:style-name="P106"><text:s text:c="2"/>void print(double d)</text:p>
        </text:list-item>
        <text:list-item>
          <text:p text:style-name="P106"><text:s text:c="2"/>{</text:p>
        </text:list-item>
        <text:list-item>
          <text:p text:style-name="P106"><text:s text:c="4"/>std::cout &lt;&lt; "double: " &lt;&lt; d &lt;&lt; '\n';</text:p>
        </text:list-item>
        <text:list-item>
          <text:p text:style-name="P106"><text:s text:c="2"/>}</text:p>
        </text:list-item>
        <text:list-item>
          <text:p text:style-name="P106">}</text:p>
        </text:list-item>
        <text:list-item>
          <text:p text:style-name="P106"/>
        </text:list-item>
        <text:list-item>
          <text:p text:style-name="P106">namespace simple</text:p>
        </text:list-item>
        <text:list-item>
          <text:p text:style-name="P106">{</text:p>
        </text:list-item>
        <text:list-item>
          <text:p text:style-name="P106"><text:s text:c="2"/>void print(int i)</text:p>
        </text:list-item>
        <text:list-item>
          <text:p text:style-name="P106"><text:s text:c="2"/>{</text:p>
        </text:list-item>
        <text:list-item>
          <text:p text:style-name="P106"><text:s text:c="4"/>std::cout &lt;&lt; i &lt;&lt; '\n';</text:p>
        </text:list-item>
        <text:list-item>
          <text:p text:style-name="P106"><text:s text:c="2"/>}</text:p>
        </text:list-item>
        <text:list-item>
          <text:p text:style-name="P106"><text:s text:c="2"/>void print(double d)</text:p>
        </text:list-item>
        <text:list-item>
          <text:p text:style-name="P106"><text:s text:c="2"/>{</text:p>
        </text:list-item>
        <text:list-item>
          <text:p text:style-name="P106"><text:s text:c="4"/>std::cout &lt;&lt; d &lt;&lt; '\n';</text:p>
        </text:list-item>
        <text:list-item>
          <text:p text:style-name="P106"><text:s text:c="2"/>}</text:p>
        </text:list-item>
        <text:list-item>
          <text:p text:style-name="P106">}</text:p>
        </text:list-item>
        <text:list-item>
          <text:p text:style-name="P106"><text:soft-page-break/></text:p>
        </text:list-item>
        <text:list-item>
          <text:p text:style-name="P106">void test_simple()</text:p>
        </text:list-item>
        <text:list-item>
          <text:p text:style-name="P106">{</text:p>
        </text:list-item>
        <text:list-item>
          <text:p text:style-name="P106"><text:s text:c="2"/>using simple::print;</text:p>
        </text:list-item>
        <text:list-item>
          <text:p text:style-name="P106"><text:s text:c="2"/>print(42);</text:p>
        </text:list-item>
        <text:list-item>
          <text:p text:style-name="P106"><text:s text:c="2"/>print(3.14159);</text:p>
        </text:list-item>
        <text:list-item>
          <text:p text:style-name="P106">}</text:p>
        </text:list-item>
        <text:list-item>
          <text:p text:style-name="P106"/>
        </text:list-item>
        <text:list-item>
          <text:p text:style-name="P106">void test_labeled()</text:p>
        </text:list-item>
        <text:list-item>
          <text:p text:style-name="P106">{</text:p>
        </text:list-item>
        <text:list-item>
          <text:p text:style-name="P106"><text:s text:c="2"/>using labeled::print;</text:p>
        </text:list-item>
        <text:list-item>
          <text:p text:style-name="P106"><text:s text:c="2"/>print(42);</text:p>
        </text:list-item>
        <text:list-item>
          <text:p text:style-name="P106"><text:s text:c="2"/>print(3.14159);</text:p>
        </text:list-item>
        <text:list-item>
          <text:p text:style-name="P106">}</text:p>
        </text:list-item>
        <text:list-item>
          <text:p text:style-name="P106"/>
        </text:list-item>
        <text:list-item>
          <text:p text:style-name="P106">int main()</text:p>
        </text:list-item>
        <text:list-item>
          <text:p text:style-name="P106">{</text:p>
        </text:list-item>
        <text:list-item>
          <text:p text:style-name="P106"><text:s text:c="2"/>test_simple();</text:p>
        </text:list-item>
        <text:list-item>
          <text:p text:style-name="P106"><text:s text:c="2"/>test_labeled();</text:p>
        </text:list-item>
        <text:list-item>
          <text:p text:style-name="P106">}</text:p>
        </text:list-item>
      </text:list>
      <text:p text:style-name="P10">Predict the program’s output:</text:p>
      <text:p text:style-name="Body_20_Text_20_First">~LLL</text:p>
      <text:p text:style-name="Body_20_Text_20_First">~LLL</text:p>
      <text:p text:style-name="Body_20_Text_20_First">~LLL</text:p>
      <text:p text:style-name="Body_20_Text_20_First">~LLL</text:p>
      <text:p text:style-name="P1">This time, the compiler can find <text:span text:style-name="Code_20_Inline">simple::print(int)</text:span> because the <text:span text:style-name="T1">using</text:span> declaration injects names into the local scope. Thus, the local names do not conflict with the global <text:span text:style-name="Code_20_Inline">print(int)</text:span> function. On the other hand, the compiler does not call <text:span text:style-name="Code_20_Inline">::print(int)</text:span> for line 39. Instead, it calls <text:span text:style-name="Code_20_Inline">labeled::print(double)</text:span>, converting <text:span text:style-name="Code_20_Inline">42</text:span> to <text:span text:style-name="Code_20_Inline">42.0</text:span>.</text:p>
      <text:p text:style-name="P1">Puzzled by the compiler’s behavior? Let me explain. When the compiler tries to resolve an overloaded function or operator name, it looks for the first scope that declares a matching name. It then collects all overloaded names from that scope, and only from that scope. Finally, it resolves the name by choosing the best match (or reporting an error if it cannot find exactly one good match). Once the compiler finds a match, it stops looking in other scopes or outer namespaces.</text:p>
      <text:p text:style-name="P1">In this case, the compiler sees the call to <text:span text:style-name="Code_20_Inline">print(42)</text:span> and looks first in the local scope, where it finds a function named <text:span text:style-name="Code_20_Inline">print</text:span>, which was imported from the <text:span text:style-name="Code_20_Inline">labeled</text:span> namespace. So it stops looking for namespaces and tries to resolve the name <text:span text:style-name="Code_20_Inline">print</text:span>. It finds one function, which takes a <text:span text:style-name="Code_20_Inline">double</text:span> argument. The compiler knows how to convert an <text:span text:style-name="Code_20_Inline">int</text:span> to a <text:span text:style-name="Code_20_Inline">double</text:span>, so it deems this function a match and calls it. The compiler never even looks at the global namespace.</text:p>
      <text:p text:style-name="P1"><text:span text:style-name="T4">How would you tell the compiler to consider the global </text:span><text:span text:style-name="Code_20_Inline"><text:span text:style-name="T4">print</text:span></text:span><text:span text:style-name="T4"> function, also?</text:span></text:p>
      <text:p text:style-name="Body_20_Text_20_First">~LLL</text:p>
      <text:p text:style-name="Body_20_Text">Add a <text:span text:style-name="T1">using</text:span> declaration for the global <text:span text:style-name="Code_20_Inline">print</text:span> function. Between lines 38 and 39, insert <text:change-start text:change-id="ct149204296"/>t<text:change-end text:change-id="ct149204296"/>he following:</text:p>
      <text:p text:style-name="Code_20_Single">using ::print;</text:p>
      <text:p text:style-name="Body_20_Text_20_Cont"><text:soft-page-break/>When the compiler tries to resolve <text:span text:style-name="Code_20_Inline">print(int)</text:span>, it finds <text:span text:style-name="Code_20_Inline">labeled::print(double)</text:span> and <text:span text:style-name="Code_20_Inline">::print(int)</text:span>, both imported into the local scope. It then resolves the overloading by considering both functions. The <text:span text:style-name="Code_20_Inline">print(int)</text:span> function is the best match for an <text:span text:style-name="Code_20_Inline">int</text:span> argument.<text:change-start text:change-id="ct149211504"/></text:p>
      <text:p text:style-name="Body_20_Text">Now add <text:span text:style-name="Code_20_Inline">using</text:span> <text:span text:style-name="Code_20_Inline">simple::print;</text:span> at the same location.<text:change-end text:change-id="ct149211504"/><text:change-start text:change-id="ct149204392"/> <text:change-end text:change-id="ct149204392"/><text:change-start text:change-id="ct148707832"/><text:span text:style-name="T4">What do you expect to happen when you compile this example now?</text:span></text:p>
      <text:p text:style-name="P12">~LLL</text:p>
      <text:p text:style-name="Body_20_Text_20_Cont"><text:change-end text:change-id="ct148707832"/><text:change-start text:change-id="ct148705088"/><text:span text:style-name="T5">Now the compiler has too</text:span><text:change-end text:change-id="ct148705088"/><text:change-start text:change-id="ct149211280"/><text:span text:style-name="T5"> many choices, and they conflict. </text:span><text:change-end text:change-id="ct149211280"/><text:change-start text:change-id="ct148713600"/><text:span text:style-name="T6">A </text:span><text:span text:style-name="T8">using</text:span><text:span text:style-name="T6"> directives doesn’t cause this kind of conflict because it just changes the namespaces where the compiler looks for a name. A </text:span><text:span text:style-name="T8">using</text:span><text:span text:style-name="T6"> declaration, however, adds a declaration to the local scope. If you add too many declarations, those declarations can conflict, and the compiler w</text:span><text:change-end text:change-id="ct148713600"/><text:change-start text:change-id="ct148714040"/><text:span text:style-name="T6">ould complain.</text:span><text:change-end text:change-id="ct148714040"/></text:p>
      <text:p text:style-name="Body_20_Text">When a <text:span text:style-name="T1">using</text:span> declaration names a template, the template name is brought into the local scope. <text:change text:change-id="ct148711808"/><text:change-start text:change-id="ct148566336"/><text:span text:style-name="T2">T</text:span><text:change-end text:change-id="ct148566336"/><text:span text:style-name="T2">he compiler </text:span><text:change text:change-id="ct148873984"/><text:change text:change-id="ct148712240"/><text:change-start text:change-id="ct148712584"/><text:span text:style-name="T2">keeps track of</text:span><text:change-end text:change-id="ct148712584"/><text:span text:style-name="T2"> </text:span><text:change text:change-id="ct148713440"/><text:span text:style-name="T2">full and partial specializations of </text:span><text:change text:change-id="ct149210664"/><text:span text:style-name="T2">a</text:span><text:change text:change-id="ct148716008"/><text:span text:style-name="T2"> template. </text:span>The <text:span text:style-name="T1">using</text:span> declaration affects only whether the compiler finds the template at all. Once it finds the template and decides to instantiate it, the compiler will find the proper specialization. That’s why you can specialize a template that is defined in the standard library, that is, in the <text:span text:style-name="Code_20_Inline">std</text:span> namespace.</text:p>
      <text:p text:style-name="Body_20_Text">A key difference between a <text:span text:style-name="T1">using</text:span> directive and a <text:span text:style-name="T1">using</text:span> declaration is that a <text:span text:style-name="T1">using</text:span> directive does not affect the local scope. A <text:span text:style-name="T1">using</text:span> declaration, however, introduces the unqualified name into the local scope. That means you cannot declare your own name in the same scope. Listing <text:variable-get text:name="chapter" office:value-type="float" style:data-style-name="N0">50</text:variable-get>-<text:reference-ref text:reference-format="text" text:ref-name="using_directive_vs_declaration_code">7</text:reference-ref> illustrates the difference.</text:p>
      <text:p text:style-name="Code_20_Caption"><text:change-start text:change-id="ct148566080"/><text:hidden-text text:condition="ooow:" text:string-value=".err" text:is-hidden="true"/><text:change-end text:change-id="ct148566080"/>Listing <text:variable-get text:name="chapter" office:value-type="float" style:data-style-name="N0">50</text:variable-get>-<text:reference-mark-start text:name="using_directive_vs_declaration_code"/><text:sequence text:ref-name="refText6" text:name="Text" text:formula="ooow:Text+1" style:num-format="1">7</text:sequence><text:reference-mark-end text:name="using_directive_vs_declaration_code"/>. Comparing a using directive with a <text:s/>using declaration</text:p>
      <text:p text:style-name="Code_20_First"><text:change-start text:change-id="ct148704856"/>#include &lt;iostream&gt;</text:p>
      <text:p text:style-name="Code">#include &lt;ostream&gt;</text:p>
      <text:p text:style-name="Code"/>
      <text:p text:style-name="Code">void demonstrate_using_directive()<text:change-end text:change-id="ct148704856"/><text:change-start text:change-id="ct148707040"/></text:p>
      <text:p text:style-name="Code">{</text:p>
      <text:p text:style-name="Code"><text:s text:c="3"/>using namespace std;</text:p>
      <text:p text:style-name="Code"><text:s text:c="3"/>typedef int ostream;</text:p>
      <text:p text:style-name="Code"><text:s text:c="3"/>ostream x(0);</text:p>
      <text:p text:style-name="Code"><text:s text:c="3"/>std::cout &lt;&lt; x &lt;&lt; '\n';</text:p>
      <text:p text:style-name="Code">}</text:p>
      <text:p text:style-name="Code"/>
      <text:p text:style-name="Code">void demonstrate_using_declaration()</text:p>
      <text:p text:style-name="Code">{</text:p>
      <text:p text:style-name="Code"><text:s text:c="3"/>using std::ostream;</text:p>
      <text:p text:style-name="Code"><text:s text:c="3"/>typedef int ostream;</text:p>
      <text:p text:style-name="Code"><text:s text:c="3"/>ostream x(0);</text:p>
      <text:p text:style-name="Code"><text:s text:c="3"/>std::cout &lt;&lt; x &lt;&lt; '\n';</text:p>
      <text:p text:style-name="Code_20_Last">}</text:p>
      <text:p text:style-name="Body_20_Text_20_Cont">The local declaration of <text:span text:style-name="Code_20_Inline">ostream</text:span> interferes with the <text:span text:style-name="T1">using</text:span> declaration, but not the <text:span text:style-name="T1">using</text:span> directive. A local scope can have only one object or type with a particular name, and a <text:span text:style-name="T1">using</text:span><text:span text:style-name="T2"> declaration adds the name to the local scope, whereas a </text:span><text:span text:style-name="T1">using</text:span><text:span text:style-name="T2"> directive does not.</text:span><text:change-end text:change-id="ct148707040"/><text:change text:change-id="ct148538000"/><text:change text:change-id="ct148537904"/><text:change text:change-id="ct148537808"/><text:change text:change-id="ct148537712"/><text:change text:change-id="ct148537616"/><text:change text:change-id="ct148537520"/><text:change text:change-id="ct148537424"/><text:change text:change-id="ct148715752"/><text:change text:change-id="ct148537328"/></text:p>
      <text:p text:style-name="Heading_20_2"><text:soft-page-break/>The <text:change-start text:change-id="ct148712472"/><text:span text:style-name="T1">using</text:span><text:change-end text:change-id="ct148712472"/> Declaration in a Class</text:p>
      <text:p text:style-name="Body_20_Text_20_First">A <text:span text:style-name="T1">using</text:span> declaration can also import a member of a class. <text:change-start text:change-id="ct149211080"/>This is different from a namespace <text:span text:style-name="T1">using</text:span> declaration becau<text:change-end text:change-id="ct149211080"/><text:change-start text:change-id="ct148537040"/>se you <text:change-end text:change-id="ct148537040"/><text:change text:change-id="ct148718440"/>can’t just import any old member into any old class, but you can import a name from a base class into a derived class. There are several reasons why you might want to do this. Two immediate reasons are:</text:p>
      <text:list text:style-name="L5">
        <text:list-item>
          <text:p text:style-name="P16">The base class declares a function, and the derived class declares a function with the same name, and you want overloading to find both functions. The compiler looks for overloads only in a single class scope. With a <text:span text:style-name="T1">using</text:span> declaration to import the base class function into the derived class scope, overloading can find both functions in the derived class scope, and so choose the best match.</text:p>
        </text:list-item>
        <text:list-item>
          <text:p text:style-name="P18">When inheriting privately, you can selectively expose members by placing a <text:span text:style-name="T1">using</text:span> declaration in a public section of the derived class.<text:change-start text:change-id="ct148539872"/><office:annotation><dc:creator>FWG</dc:creator><dc:date>2007-06-14T00:00:00</dc:date><text:p>However there is a serious difference between using declarations for classes </text:p><text:p>and for namespaces. In the case of </text:p><text:p>a class you are allowed to provide a replacement definition</text:p><text:p>but in the case of a namspace that is an error.</text:p></office:annotation><text:change-end text:change-id="ct148539872"/></text:p>
        </text:list-item>
      </text:list>
      <text:p text:style-name="Body_20_Text_20_Cont">Listing <text:variable-get text:name="chapter" office:value-type="float" style:data-style-name="N0">50</text:variable-get>-<text:reference-ref text:reference-format="text" text:ref-name="using_decls_code">8</text:reference-ref> illustrates <text:span text:style-name="T1">using</text:span> declarations. You will learn more advantages of <text:span text:style-name="T1">using</text:span> declarations as you learn more advanced C++ techniques.</text:p>
      <text:p text:style-name="Code_20_Caption">Listing <text:variable-get text:name="chapter" office:value-type="float" style:data-style-name="N0">50</text:variable-get>-<text:reference-mark-start text:name="using_decls_code"/><text:sequence text:ref-name="refText7" text:name="Text" text:formula="ooow:Text+1" style:num-format="1">8</text:sequence><text:reference-mark-end text:name="using_decls_code"/>. Examples of using declarations</text:p>
      <text:p text:style-name="Code_20_First">#include &lt;iostream&gt;</text:p>
      <text:p text:style-name="Code">#include &lt;ostream&gt;</text:p>
      <text:p text:style-name="Code"/>
      <text:p text:style-name="Code">class base</text:p>
      <text:p text:style-name="Code">{</text:p>
      <text:p text:style-name="Code">public:</text:p>
      <text:p text:style-name="Code"><text:s text:c="2"/>void print(int i) { std::cout &lt;&lt; "base: " &lt;&lt; i &lt;&lt; '\n'; }</text:p>
      <text:p text:style-name="Code">};</text:p>
      <text:p text:style-name="Code"/>
      <text:p text:style-name="Code">class derived1 : public base</text:p>
      <text:p text:style-name="Code">{</text:p>
      <text:p text:style-name="Code">public:</text:p>
      <text:p text:style-name="Code"><text:s text:c="2"/>void print(double d) { std::cout &lt;&lt; "derived: " &lt;&lt; d &lt;&lt; '\n'; }</text:p>
      <text:p text:style-name="Code">};</text:p>
      <text:p text:style-name="Code"/>
      <text:p text:style-name="Code">class derived2 : public base</text:p>
      <text:p text:style-name="Code">{</text:p>
      <text:p text:style-name="Code">public:</text:p>
      <text:p text:style-name="Code"><text:s text:c="2"/>using base::print;</text:p>
      <text:p text:style-name="Code"><text:s text:c="2"/>void print(double d) { std::cout &lt;&lt; "derived: " &lt;&lt; d &lt;&lt; '\n'; }</text:p>
      <text:p text:style-name="Code">};</text:p>
      <text:p text:style-name="Code"/>
      <text:p text:style-name="Code">int main()</text:p>
      <text:p text:style-name="Code">{</text:p>
      <text:p text:style-name="Code"><text:s text:c="2"/>derived1 d1;</text:p>
      <text:p text:style-name="Code"><text:s text:c="2"/>derived2 d2;</text:p>
      <text:p text:style-name="Code"><text:soft-page-break/></text:p>
      <text:p text:style-name="Code"><text:s text:c="2"/>d1.print(42);</text:p>
      <text:p text:style-name="Code"><text:s text:c="2"/>d2.print(42);</text:p>
      <text:p text:style-name="Code_20_Last">}</text:p>
      <text:p text:style-name="P10">Predict the output from the program:</text:p>
      <text:p text:style-name="Body_20_Text_20_First">~LLL</text:p>
      <text:p text:style-name="Body_20_Text_20_First">~LLL</text:p>
      <text:p text:style-name="Body_20_Text_20_Cont">The class <text:span text:style-name="Code_20_Inline">derived1</text:span> has a single member function named <text:span text:style-name="Code_20_Inline">print</text:span>. Calling <text:span text:style-name="Code_20_Inline">d1.print(42)</text:span> converts <text:span text:style-name="Code_20_Inline">42</text:span> to <text:span text:style-name="Code_20_Inline">42.0</text:span> and calls that function. Class <text:span text:style-name="Code_20_Inline">derived2</text:span> imports <text:span text:style-name="Code_20_Inline">print</text:span> from the base class. Thus, overloading determines the best match for <text:span text:style-name="Code_20_Inline">d2.print(42)</text:span> and calls <text:span text:style-name="Code_20_Inline">print</text:span> in the base class. Thus, the output is:</text:p>
      <text:p text:style-name="Results_20_First">derived: 42</text:p>
      <text:p text:style-name="Results_20_Last">base: 42</text:p>
      <text:p text:style-name="Heading_20_1">Unnamed Namespaces</text:p>
      <text:p text:style-name="Body_20_Text_20_First">A name is optional in a namespace definition. The names in an ordinary, named namespace are shared among all files that make up a program, but names in an unnamed namespace are private to the source file that contains the namespace definition:</text:p>
      <text:p text:style-name="Code_20_First"><text:hidden-text text:condition="ooow:" text:string-value=".func" text:is-hidden="true"/>namespace {</text:p>
      <text:p text:style-name="Code"><text:s text:c="2"/>// Version control ID string is different in every file.</text:p>
      <text:p text:style-name="Code"><text:s text:c="2"/>const std::string id("$Id$");</text:p>
      <text:p text:style-name="Code">}</text:p>
      <text:p text:style-name="Body_20_Text">If a header file contains an unnamed namespace, every source file that includes the header gets its own private copy of everything defined in that namespace. When you want to keep various helper functions and other implementation details private, define them in an <text:change text:change-id="ct148552264"/><text:change-start text:change-id="ct148552360"/>unnamed<text:change-end text:change-id="ct148552360"/><text:change-start text:change-id="ct148546464"/><office:annotation><dc:creator>FWG</dc:creator><dc:date>2007-06-14T00:00:00</dc:date><text:p>I think you should make it clear that this is a synonym for an unnamed namespace.</text:p><text:p/></office:annotation><text:change-end text:change-id="ct148546464"/> namespace<text:change-start text:change-id="ct148546368"/> (sometimes called an <text:span text:style-name="T1">anonymous</text:span> namespace)<text:change-end text:change-id="ct148546368"/><text:change-start text:change-id="ct148544720"/><text:span text:style-name="T1">. </text:span><text:change-end text:change-id="ct148544720"/>That ensures their names will not collide with the same names in any other source files. (Note to C programmers: use anonymous namespaces instead of global <text:span text:style-name="Code_20_Inline">static</text:span> functions and objects.)</text:p>
      <text:p text:style-name="Body_20_Text">The only tricky aspect of the unnamed namespace is that you cannot qualify names to refer to names that you defined in the anonymous namespace. You must rely on ordinary name lookup for unqualified names. The next section discusses name lookup issues in more depth.</text:p>
      <text:p text:style-name="Heading_20_1">Name Lookup</text:p>
      <text:p text:style-name="Body_20_Text_20_First">In the absence of namespaces, looking up a function or operator name is simple. The compiler looks first in the local block, then in outer blocks, until finally, the compiler searches global declarations. It stops searching in the first block that contains a matching declaration. If the compiler is looking for an function or operator, the name might be overloaded, so the compiler considers all the matching names that are declared in the same scope.</text:p>
      <text:p text:style-name="Body_20_Text">Looking up a member function is slightly different. When the compiler looks up an unqualified name in a class context, it starts by searching for a matching member function name: first in the same class, and then in the direct base class, and its base class, and so on. <text:soft-page-break/>After searching all ancestor classes without finding a match, the compiler then searches the local block and enclosing blocks, as described earlier. Again, when looking up an overloaded name, the compiler considers all the matching names that it finds in the same scope, that is, the same class or block.</text:p>
      <text:p text:style-name="Body_20_Text">Namespaces complicate the name lookup rules. Suppose you want to use the <text:span text:style-name="Code_20_Inline">rational</text:span> type, which is defined in the <text:span text:style-name="Code_20_Inline">exploring_cpp::numeric</text:span> namespace. You know how to use a qualified name for the type, but what about, say, addition or the I/O operators:</text:p>
      <text:p text:style-name="Code_20_First">exploring_cpp::numeric::rational&lt;int&gt; r;</text:p>
      <text:p text:style-name="Code_20_Last">std::cout &lt;&lt; r + 1 &lt;&lt; '\n';</text:p>
      <text:p text:style-name="Body_20_Text_20_Cont">The full name of the addition operator is <text:span text:style-name="Code_20_Inline">exploring_cpp::numeric::operator+</text:span>. But normally, you use the addition operator without specifying the namespace. The compiler, therefore, needs some help to find which namespace contains the operator declaration. The trick is that the compiler checks the types of the operands, and it looks for the overloaded operator in the namespaces that contain those types. This is known as argument-dependent lookup (ADL), also called Koenig Lookup, after Andrew Koenig who first described ADL.</text:p>
      <text:p text:style-name="Body_20_Text">The compiler creates several sets of scopes to search. It first determines which scopes to search using the ordinary lookup rules, described at the start of this section. For each function argument or operator operand, the compiler also collects a set of namespaces based on the argument types. If a type is a class type, the compiler selects the namespace that contains the class declaration and the namespaces that contain all of its ancestor classes. If the type is a specialization of a class template, the compiler selects the namespace that contains the primary template and the namespaces of all the template arguments. The compiler forms the union of all these scopes, and then searches them for the function or operator. As you can see, the goal of ADL is to be inclusive. The compiler tries hard to discover which scope declares the operator or function name.</text:p>
      <text:p text:style-name="Body_20_Text">To better understand the importance of ADL, take a look at Listing <text:variable-get text:name="chapter" office:value-type="float" style:data-style-name="N0">50</text:variable-get>-<text:reference-ref text:reference-format="text" text:ref-name="adl_code">9</text:reference-ref>.</text:p>
      <text:p text:style-name="Code_20_Caption"><text:hidden-text text:condition="ooow:" text:string-value=".cxx" text:is-hidden="true"/>Listing <text:variable-get text:name="chapter" office:value-type="float" style:data-style-name="N0">50</text:variable-get>-<text:reference-mark-start text:name="adl_code"/><text:sequence text:ref-name="refText8" text:name="Text" text:formula="ooow:Text+1" style:num-format="1">9</text:sequence><text:reference-mark-end text:name="adl_code"/>. Reading and writing tokens</text:p>
      <text:p text:style-name="Code_20_First">#include &lt;algorithm&gt;</text:p>
      <text:p text:style-name="Code">#include &lt;iostream&gt;</text:p>
      <text:p text:style-name="Code">#include &lt;istream&gt;</text:p>
      <text:p text:style-name="Code">#include &lt;iterator&gt;</text:p>
      <text:p text:style-name="Code">#include &lt;ostream&gt;</text:p>
      <text:p text:style-name="Code">#include &lt;string&gt;</text:p>
      <text:p text:style-name="Code">#include &lt;vector&gt;</text:p>
      <text:p text:style-name="Code"/>
      <text:p text:style-name="Code">namespace parser</text:p>
      <text:p text:style-name="Code">{</text:p>
      <text:p text:style-name="Code"><text:s text:c="2"/>class token</text:p>
      <text:p text:style-name="Code"><text:s text:c="2"/>{</text:p>
      <text:p text:style-name="Code"><text:s text:c="2"/>public:</text:p>
      <text:p text:style-name="Code"><text:s text:c="4"/>token() : text_() {}</text:p>
      <text:p text:style-name="Code"><text:s text:c="4"/>token(std::string&amp; s) : text_(s) {}</text:p>
      <text:p text:style-name="Code"><text:s text:c="4"/>token&amp; operator=(std::string const&amp; s) { text_ = s; return *this; }</text:p>
      <text:p text:style-name="Code"><text:s text:c="4"/>std::string text() const { return text_; }</text:p>
      <text:p text:style-name="Code"><text:s text:c="2"/>private:</text:p>
      <text:p text:style-name="Code"><text:s text:c="4"/>std::string text_;</text:p>
      <text:p text:style-name="Code"><text:s text:c="2"/>};</text:p>
      <text:p text:style-name="Code">}</text:p>
      <text:p text:style-name="Code"><text:soft-page-break/></text:p>
      <text:p text:style-name="Code">std::istream&amp; operator&gt;&gt;(std::istream&amp; in, parser::token&amp; tok)</text:p>
      <text:p text:style-name="Code">{</text:p>
      <text:p text:style-name="Code"><text:s text:c="2"/>std::string str;</text:p>
      <text:p text:style-name="Code"><text:s text:c="2"/>if (in &gt;&gt; str)</text:p>
      <text:p text:style-name="Code"><text:s text:c="4"/>tok = str;</text:p>
      <text:p text:style-name="Code"><text:s text:c="2"/>return in;</text:p>
      <text:p text:style-name="Code">}</text:p>
      <text:p text:style-name="Code"/>
      <text:p text:style-name="Code">std::ostream&amp; operator&lt;&lt;(std::ostream&amp; out, parser::token const&amp; tok)</text:p>
      <text:p text:style-name="Code">{</text:p>
      <text:p text:style-name="Code"><text:s text:c="2"/>out &lt;&lt; tok.text();</text:p>
      <text:p text:style-name="Code"><text:s text:c="2"/>return out;</text:p>
      <text:p text:style-name="Code">}</text:p>
      <text:p text:style-name="Code"/>
      <text:p text:style-name="Code">int main()</text:p>
      <text:p text:style-name="Code">{</text:p>
      <text:p text:style-name="Code"><text:s text:c="2"/>using namespace parser;</text:p>
      <text:p text:style-name="Code"><text:s text:c="2"/>using namespace std;</text:p>
      <text:p text:style-name="Code"/>
      <text:p text:style-name="Code"><text:s text:c="2"/>vector&lt;token&gt; tokens;</text:p>
      <text:p text:style-name="Code"><text:s text:c="2"/>copy(istream_iterator&lt;token&gt;(std::cin), istream_iterator&lt;token&gt;(),</text:p>
      <text:p text:style-name="Code"><text:s text:c="7"/>back_inserter(tokens));</text:p>
      <text:p text:style-name="Code"><text:s text:c="2"/>copy(tokens.begin(), tokens.end(), ostream_iterator&lt;token&gt;(cout, "\n"));</text:p>
      <text:p text:style-name="Code_20_Last">}</text:p>
      <text:p text:style-name="P10">What will happen when you compile the program?</text:p>
      <text:p text:style-name="Body_20_Text_20_First">~LLL</text:p>
      <text:p text:style-name="Body_20_Text_20_First">~LLL</text:p>
      <text:p text:style-name="Body_20_Text">Some compilers, trying to be helpful, fill your console with messages. The core of the problem is that <text:span text:style-name="Code_20_Inline">istream_iterator</text:span> and <text:span text:style-name="Code_20_Inline">ostream_iterator</text:span> invoke the standard input (<text:span text:style-name="Code_20_Inline">&gt;&gt;</text:span>) and output (<text:span text:style-name="Code_20_Inline">&lt;&lt;</text:span>) operators. In the case of Listing <text:variable-get text:name="chapter" office:value-type="float" style:data-style-name="N0">50</text:variable-get>-<text:reference-ref text:reference-format="text" text:ref-name="adl_code">9</text:reference-ref>, the compiler finds the operators through ordinary lookup as member functions of the <text:span text:style-name="Code_20_Inline">istream</text:span> and <text:span text:style-name="Code_20_Inline">ostream</text:span> classes. The standard library declares these member function operators for the built-in types, so the compiler cannot find a match for an argument of type <text:span text:style-name="Code_20_Inline">parser::token</text:span>. Because the compiler finds a match in a class scope, it never gets around to searching the global scope, so it never finds the custom I/O operators.</text:p>
      <text:p text:style-name="Body_20_Text">The compiler applies ADL and searches the <text:span text:style-name="Code_20_Inline">parser</text:span> namespace because the second operand to <text:span text:style-name="Code_20_Inline">&lt;&lt;</text:span> and <text:span text:style-name="Code_20_Inline">&gt;&gt;</text:span> has type <text:span text:style-name="Code_20_Inline">parser::token</text:span>. It searches the <text:span text:style-name="Code_20_Inline">std</text:span> namespace because the first operand has type <text:span text:style-name="Code_20_Inline">std::istream</text:span> or <text:span text:style-name="Code_20_Inline">std::ostream</text:span>. It cannot find a match for the I/O operators in these namespaces because the operators are in the global scope.</text:p>
      <text:p text:style-name="Body_20_Text">Now you see why it’s vital that you declare all associated operators in the same namespace as the main type. If you don’t, the compiler cannot find them. <text:span text:style-name="T4">Move the I/O operators into the </text:span><text:span text:style-name="Code_20_Inline"><text:span text:style-name="T4">parser</text:span></text:span><text:span text:style-name="T4"> namespace and see that the program now works.</text:span> Compare your program with Listing <text:variable-get text:name="chapter" office:value-type="float" style:data-style-name="N0">50</text:variable-get>-<text:reference-ref text:reference-format="text" text:ref-name="parser_token_fix_code">10</text:reference-ref>.</text:p>
      <text:p text:style-name="Code_20_Caption">Listing <text:variable-get text:name="chapter" office:value-type="float" style:data-style-name="N0">50</text:variable-get>-<text:reference-mark-start text:name="parser_token_fix_code"/><text:sequence text:ref-name="refText9" text:name="Text" text:formula="ooow:Text+1" style:num-format="1">10</text:sequence><text:reference-mark-end text:name="parser_token_fix_code"/>. Move the I/O operators into the <text:span text:style-name="Code_20_Inline">parser</text:span> namespace</text:p>
      <text:p text:style-name="Code_20_First">#include &lt;algorithm&gt;</text:p>
      <text:p text:style-name="Code">#include &lt;iostream&gt;</text:p>
      <text:p text:style-name="Code">#include &lt;istream&gt;</text:p>
      <text:p text:style-name="Code">#include &lt;iterator&gt;</text:p>
      <text:p text:style-name="Code">#include &lt;ostream&gt;</text:p>
      <text:p text:style-name="Code"><text:soft-page-break/>#include &lt;string&gt;</text:p>
      <text:p text:style-name="Code">#include &lt;vector&gt;</text:p>
      <text:p text:style-name="Code"/>
      <text:p text:style-name="Code">namespace parser</text:p>
      <text:p text:style-name="Code">{</text:p>
      <text:p text:style-name="Code"><text:s text:c="2"/>class token</text:p>
      <text:p text:style-name="Code"><text:s text:c="2"/>{</text:p>
      <text:p text:style-name="Code"><text:s text:c="2"/>public:</text:p>
      <text:p text:style-name="Code"><text:s text:c="4"/>token() : text_() {}</text:p>
      <text:p text:style-name="Code"><text:s text:c="4"/>token(std::string&amp; s) : text_(s) {}</text:p>
      <text:p text:style-name="Code"><text:s text:c="4"/>token&amp; operator=(std::string const&amp; s) { text_ = s; return *this; }</text:p>
      <text:p text:style-name="Code"><text:s text:c="4"/>std::string text() const { return text_; }</text:p>
      <text:p text:style-name="Code"><text:s text:c="2"/>private:</text:p>
      <text:p text:style-name="Code"><text:s text:c="4"/>std::string text_;</text:p>
      <text:p text:style-name="Code"><text:s text:c="2"/>};</text:p>
      <text:p text:style-name="Code"/>
      <text:p text:style-name="Code"><text:s text:c="2"/>std::istream&amp; operator&gt;&gt;(std::istream&amp; in, parser::token&amp; tok)</text:p>
      <text:p text:style-name="Code"><text:s text:c="2"/>{</text:p>
      <text:p text:style-name="Code"><text:s text:c="4"/>std::string str;</text:p>
      <text:p text:style-name="Code"><text:s text:c="4"/>if (in &gt;&gt; str)</text:p>
      <text:p text:style-name="Code"><text:s text:c="6"/>tok = str;</text:p>
      <text:p text:style-name="Code"><text:s text:c="4"/>return in;</text:p>
      <text:p text:style-name="Code"><text:s text:c="2"/>}</text:p>
      <text:p text:style-name="Code"/>
      <text:p text:style-name="Code"><text:s text:c="2"/>std::ostream&amp; operator&lt;&lt;(std::ostream&amp; out, parser::token const&amp; tok)</text:p>
      <text:p text:style-name="Code"><text:s text:c="2"/>{</text:p>
      <text:p text:style-name="Code"><text:s text:c="4"/>out &lt;&lt; tok.text();</text:p>
      <text:p text:style-name="Code"><text:s text:c="4"/>return out;</text:p>
      <text:p text:style-name="Code"><text:s text:c="2"/>}</text:p>
      <text:p text:style-name="Code">}</text:p>
      <text:p text:style-name="Code"/>
      <text:p text:style-name="Code">int main()</text:p>
      <text:p text:style-name="Code">{</text:p>
      <text:p text:style-name="Code"><text:s text:c="2"/>using namespace parser;</text:p>
      <text:p text:style-name="Code"><text:s text:c="2"/>using namespace std;</text:p>
      <text:p text:style-name="Code"/>
      <text:p text:style-name="Code"><text:s text:c="2"/>vector&lt;token&gt; tokens;</text:p>
      <text:p text:style-name="Code"><text:s text:c="2"/>copy(istream_iterator&lt;token&gt;(std::cin), istream_iterator&lt;token&gt;(),</text:p>
      <text:p text:style-name="Code"><text:s text:c="7"/>back_inserter(tokens));</text:p>
      <text:p text:style-name="Code"><text:s text:c="2"/>copy(tokens.begin(), tokens.end(), ostream_iterator&lt;token&gt;(cout, "\n"));</text:p>
      <text:p text:style-name="Code_20_Last">}</text:p>
      <text:p text:style-name="Body_20_Text">To see how the compiler extends its ADL search, <text:span text:style-name="T4">modify the program to change the container from a </text:span><text:span text:style-name="Code_20_Inline"><text:span text:style-name="T4">vector</text:span></text:span><text:span text:style-name="T4"> to a </text:span><text:span text:style-name="Code_20_Inline"><text:span text:style-name="T4">map</text:span></text:span><text:span text:style-name="T4">, and count the number of occurrences of each token</text:span> (remember from Exploration 21?). Because a <text:span text:style-name="Code_20_Inline">map</text:span> stores <text:span text:style-name="Code_20_Inline">pair</text:span> objects, write an output operator that prints pairs of tokens and counts. That means <text:span text:style-name="Code_20_Inline">ostream_iterator</text:span> calls the <text:span text:style-name="Code_20_Inline">&lt;&lt;</text:span> operator with two arguments from namespace <text:span text:style-name="Code_20_Inline">std</text:span>. Nonetheless, the compiler finds your operator (in the <text:span text:style-name="Code_20_Inline">parser</text:span> namespace) because the template argument to <text:span text:style-name="Code_20_Inline">std::pair</text:span> is in <text:span text:style-name="Code_20_Inline">parser</text:span>. Your program might end up looking something like Listing <text:variable-get text:name="chapter" office:value-type="float" style:data-style-name="N0">50</text:variable-get>-<text:reference-ref text:reference-format="text" text:ref-name="adl_map_code">11</text:reference-ref>.</text:p>
      <text:p text:style-name="Code_20_Caption">Listing <text:variable-get text:name="chapter" office:value-type="float" style:data-style-name="N0">50</text:variable-get>-<text:reference-mark-start text:name="adl_map_code"/><text:sequence text:ref-name="refText10" text:name="Text" text:formula="ooow:Text+1" style:num-format="1">11</text:sequence><text:reference-mark-end text:name="adl_map_code"/>. Counting occurrences of tokens</text:p>
      <text:p text:style-name="Code_20_First">#include &lt;algorithm&gt;</text:p>
      <text:p text:style-name="Code"><text:soft-page-break/>#include &lt;iostream&gt;</text:p>
      <text:p text:style-name="Code">#include &lt;istream&gt;</text:p>
      <text:p text:style-name="Code">#include &lt;iterator&gt;</text:p>
      <text:p text:style-name="Code">#include &lt;map&gt;</text:p>
      <text:p text:style-name="Code">#include &lt;ostream&gt;</text:p>
      <text:p text:style-name="Code">#include &lt;string&gt;</text:p>
      <text:p text:style-name="Code"/>
      <text:p text:style-name="Code">namespace parser</text:p>
      <text:p text:style-name="Code">{</text:p>
      <text:p text:style-name="Code"><text:s text:c="2"/>class token</text:p>
      <text:p text:style-name="Code"><text:s text:c="2"/>{</text:p>
      <text:p text:style-name="Code"><text:s text:c="2"/>public:</text:p>
      <text:p text:style-name="Code"><text:s text:c="4"/>token() : text_() {}</text:p>
      <text:p text:style-name="Code"><text:s text:c="4"/>token(std::string&amp; s) : text_(s) {}</text:p>
      <text:p text:style-name="Code"><text:s text:c="4"/>token&amp; operator=(std::string const&amp; s) { text_ = s; return *this; }</text:p>
      <text:p text:style-name="Code"><text:s text:c="4"/>std::string text() const { return text_; }</text:p>
      <text:p text:style-name="Code"><text:s text:c="2"/>private:</text:p>
      <text:p text:style-name="Code"><text:s text:c="4"/>std::string text_;</text:p>
      <text:p text:style-name="Code"><text:s text:c="2"/>};</text:p>
      <text:p text:style-name="Code"/>
      <text:p text:style-name="Code"><text:s text:c="2"/>// To store tokens in a map.</text:p>
      <text:p text:style-name="Code"><text:s text:c="2"/>bool operator&lt;(token const&amp; a, token const&amp; b)</text:p>
      <text:p text:style-name="Code"><text:s text:c="2"/>{</text:p>
      <text:p text:style-name="Code"><text:s text:c="4"/>return a.text() &lt; b.text();</text:p>
      <text:p text:style-name="Code"><text:s text:c="2"/>}</text:p>
      <text:p text:style-name="Code"/>
      <text:p text:style-name="Code"><text:s text:c="2"/>std::istream&amp; operator&gt;&gt;(std::istream&amp; in, parser::token&amp; tok)</text:p>
      <text:p text:style-name="Code"><text:s text:c="2"/>{</text:p>
      <text:p text:style-name="Code"><text:s text:c="4"/>std::string str;</text:p>
      <text:p text:style-name="Code"><text:s text:c="4"/>if (in &gt;&gt; str)</text:p>
      <text:p text:style-name="Code"><text:s text:c="6"/>tok = str;</text:p>
      <text:p text:style-name="Code"><text:s text:c="4"/>return in;</text:p>
      <text:p text:style-name="Code"><text:s text:c="2"/>}</text:p>
      <text:p text:style-name="Code"/>
      <text:p text:style-name="Code"><text:s text:c="2"/>std::ostream&amp; operator&lt;&lt;(std::ostream&amp; out, parser::token const&amp; tok)</text:p>
      <text:p text:style-name="Code"><text:s text:c="2"/>{</text:p>
      <text:p text:style-name="Code"><text:s text:c="4"/>out &lt;&lt; tok.text();</text:p>
      <text:p text:style-name="Code"><text:s text:c="4"/>return out;</text:p>
      <text:p text:style-name="Code"><text:s text:c="2"/>}</text:p>
      <text:p text:style-name="Code"/>
      <text:p text:style-name="Code"><text:s text:c="2"/>std::ostream&amp; operator&lt;&lt;(std::ostream&amp; out,</text:p>
      <text:p text:style-name="Code"><text:s text:c="27"/>std::pair&lt;const token, long&gt; const&amp; count)</text:p>
      <text:p text:style-name="Code"><text:s text:c="2"/>{</text:p>
      <text:p text:style-name="Code"><text:s text:c="4"/>out &lt;&lt; count.first.text() &lt;&lt; '\t' &lt;&lt; count.second &lt;&lt; '\n';</text:p>
      <text:p text:style-name="Code"><text:s text:c="4"/>return out;</text:p>
      <text:p text:style-name="Code"><text:s text:c="2"/>}</text:p>
      <text:p text:style-name="Code">}</text:p>
      <text:p text:style-name="Code"/>
      <text:p text:style-name="Code">int main()</text:p>
      <text:p text:style-name="Code">{</text:p>
      <text:p text:style-name="Code"><text:s text:c="2"/>using namespace parser;</text:p>
      <text:p text:style-name="Code"><text:s text:c="2"/>using namespace std;</text:p>
      <text:p text:style-name="Code"/>
      <text:p text:style-name="Code"><text:s text:c="2"/>map&lt;token, long&gt; tokens;</text:p>
      <text:p text:style-name="Code"><text:soft-page-break/><text:s text:c="2"/>token tok;</text:p>
      <text:p text:style-name="Code"><text:s text:c="2"/>while (std::cin &gt;&gt; tok)</text:p>
      <text:p text:style-name="Code"><text:s text:c="4"/>++tokens[tok];</text:p>
      <text:p text:style-name="Code"><text:s text:c="2"/>copy(tokens.begin(), tokens.end(),</text:p>
      <text:p text:style-name="Code"><text:s text:c="7"/>ostream_iterator&lt;pair&lt;const token, long&gt; &gt;(cout));</text:p>
      <text:p text:style-name="Code_20_Last">}</text:p>
      <text:p text:style-name="P11">Now that you know about templates and namespaces, it’s time to visit some of their practical uses. The next several explorations take a closer look at parts of the standard library, beginning with the standard containers.<text:change-start text:change-id="ct148692592"/></text:p>
      <text:p text:style-name="P1"/>
      <text:p text:style-name="P1">I would like to see attention draw<text:change-end text:change-id="ct148692592"/><text:change-start text:change-id="ct148697640"/>n to the different way that using directives and using declarations work when they introduce the same signature<text:change-end text:change-id="ct148697640"/><text:change-start text:change-id="ct148696248"/>. I.e. That it is an error to attempt to introduce the same signature via two using declarations. On the other hand it is only an (ambiguity) error <text:change-end text:change-id="ct148696248"/><text:change-start text:change-id="ct148693440"/>to attempt to use a signature that has been introduced by two using directives and that ambiguity can be resolved.</text:p>
      <text:p text:style-name="P1">Though very similar in syntax<text:change-end text:change-id="ct148693440"/><text:change-start text:change-id="ct148690864"/>, class using directives are not the same as namespace ones and I think this is an unfortunate overloading of the syntax by the C++ Standard.</text:p>
      <text:p text:style-name="P1"><text:change-end text:change-id="ct1486908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Exploration 50 - Names and Namespaces</dc:title>
    <dc:subject>Exploring C++</dc:subject>
    <meta:initial-creator>Ray Lischner</meta:initial-creator>
    <meta:creation-date>2006-03-30T10:01:31</meta:creation-date>
    <dc:creator>Ray Lischner</dc:creator>
    <dc:date>2008-09-14T10:55:45</dc:date>
    <meta:editing-cycles>204</meta:editing-cycles>
    <meta:editing-duration>P18DT9H5M37S</meta:editing-duration>
    <meta:user-defined meta:name="codex-configfile">apress-cpp-dox.xml</meta:user-defined>
    <meta:user-defined meta:name="codex-chapter-number">50</meta:user-defined>
    <meta:user-defined meta:name="codex-doxygen"/>
    <meta:user-defined meta:name="Info 4"/>
    <meta:user-defined meta:name="codex-configfile" meta:value-type="string">apress-cpp-dox.xml</meta:user-defined>
    <meta:user-defined meta:name="Info 4" meta:value-type="string"/>
    <meta:user-defined meta:name="codex-doxygen" meta:value-type="string"/>
    <meta:document-statistic meta:table-count="0" meta:image-count="0" meta:object-count="0" meta:page-count="19" meta:paragraph-count="553" meta:word-count="6159" meta:character-count="38070"/>
  </office:meta>
</office:document-meta>
</file>